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84mm"/>
    </style:style>
    <style:style style:name="co2" style:family="table-column">
      <style:table-column-properties fo:break-before="auto" style:column-width="76.06mm"/>
    </style:style>
    <style:style style:name="co3" style:family="table-column">
      <style:table-column-properties fo:break-before="auto" style:column-width="15.73mm"/>
    </style:style>
    <style:style style:name="co4" style:family="table-column">
      <style:table-column-properties fo:break-before="auto" style:column-width="19.97mm"/>
    </style:style>
    <style:style style:name="co5" style:family="table-column">
      <style:table-column-properties fo:break-before="auto" style:column-width="12.82mm"/>
    </style:style>
    <style:style style:name="co6" style:family="table-column">
      <style:table-column-properties fo:break-before="auto" style:column-width="17.06mm"/>
    </style:style>
    <style:style style:name="co7" style:family="table-column">
      <style:table-column-properties fo:break-before="auto" style:column-width="21.29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37.3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6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8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9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10" style:family="table-cell" style:parent-style-name="Pivot_20_Table_20_Value">
      <style:table-cell-properties fo:border-bottom="none" fo:border-left="0.99pt solid #000000" fo:border-right="none" fo:border-top="none"/>
    </style:style>
    <style:style style:name="ce11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2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13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4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5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6" style:family="table-cell" style:parent-style-name="Pivot_20_Table_20_Value">
      <style:table-cell-properties fo:border-bottom="none" fo:border-left="none" fo:border-right="none" fo:border-top="0.99pt solid #000000"/>
    </style:style>
    <style:style style:name="ce17" style:family="table-cell" style:parent-style-name="Pivot_20_Table_20_Value" style:data-style-name="N0"/>
    <style:style style:name="ce18" style:family="table-cell" style:parent-style-name="Pivot_20_Table_20_Value">
      <style:table-cell-properties fo:border-bottom="0.99pt solid #000000" fo:border-left="none" fo:border-right="none" fo:border-top="none"/>
    </style:style>
    <style:style style:name="ce19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20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21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22" style:family="table-cell" style:parent-style-name="Pivot_20_Table_20_Value">
      <style:table-cell-properties fo:border-bottom="none" fo:border-left="none" fo:border-right="0.99pt solid #000000" fo:border-top="none"/>
    </style:style>
    <style:style style:name="ce23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24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25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26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7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8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29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30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31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Raw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Affliation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Changesets</text:p>
          </table:table-cell>
        </table:table-row>
        <table:table-row table:style-name="ro1">
          <table:table-cell office:value-type="string" calcext:value-type="string">
            <text:p>Norbert Thiebaud</text:p>
          </table:table-cell>
          <table:table-cell office:value-type="string" calcext:value-type="string">
            <text:p>nthiebaud@gmail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6-01-01</text:p>
          </table:table-cell>
          <table:table-cell office:value-type="float" office:value="1148" calcext:value-type="float">
            <text:p>1148</text:p>
          </table:table-cell>
          <table:table-cell office:value-type="float" office:value="190" calcext:value-type="float">
            <text:p>1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orbert Thiebaud</text:p>
          </table:table-cell>
          <table:table-cell office:value-type="string" calcext:value-type="string">
            <text:p>nthiebaud@gmail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5-12-01</text:p>
          </table:table-cell>
          <table:table-cell office:value-type="float" office:value="10594" calcext:value-type="float">
            <text:p>1059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muel Mehrbrodt</text:p>
          </table:table-cell>
          <table:table-cell office:value-type="string" calcext:value-type="string">
            <text:p>s.mehrbrodt@gmail.com</text:p>
          </table:table-cell>
          <table:table-cell office:value-type="string" calcext:value-type="string">
            <text:p>CIB</text:p>
          </table:table-cell>
          <table:table-cell office:value-type="string" calcext:value-type="string">
            <text:p>2016-05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thias Michel</text:p>
          </table:table-cell>
          <table:table-cell office:value-type="string" calcext:value-type="string">
            <text:p>matm@gmx.fr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4-04-0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thias Michel</text:p>
          </table:table-cell>
          <table:table-cell office:value-type="string" calcext:value-type="string">
            <text:p>matm@gmx.fr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4-02-0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ephan Bergmann</text:p>
          </table:table-cell>
          <table:table-cell office:value-type="string" calcext:value-type="string">
            <text:p>sb@openoffice.org</text:p>
          </table:table-cell>
          <table:table-cell office:value-type="string" calcext:value-type="string">
            <text:p>RedHat</text:p>
          </table:table-cell>
          <table:table-cell office:value-type="string" calcext:value-type="string">
            <text:p>2013-07-0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n Iversen</text:p>
          </table:table-cell>
          <table:table-cell office:value-type="string" calcext:value-type="string">
            <text:p>jani@documentfoundation.org</text:p>
          </table:table-cell>
          <table:table-cell office:value-type="string" calcext:value-type="string">
            <text:p>TDF</text:p>
          </table:table-cell>
          <table:table-cell office:value-type="string" calcext:value-type="string">
            <text:p>2017-01-01</text:p>
          </table:table-cell>
          <table:table-cell office:value-type="float" office:value="12275" calcext:value-type="float">
            <text:p>12275</text:p>
          </table:table-cell>
          <table:table-cell office:value-type="float" office:value="2312" calcext:value-type="float">
            <text:p>231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Thorsten Behrens</text:p>
          </table:table-cell>
          <table:table-cell office:value-type="string" calcext:value-type="string">
            <text:p>thb@openoffice.org</text:p>
          </table:table-cell>
          <table:table-cell office:value-type="string" calcext:value-type="string">
            <text:p>CIB</text:p>
          </table:table-cell>
          <table:table-cell office:value-type="string" calcext:value-type="string">
            <text:p>2016-11-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hael Meeks</text:p>
          </table:table-cell>
          <table:table-cell office:value-type="string" calcext:value-type="string">
            <text:p>mmeeks@openoffice.org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6-09-0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hael Meeks</text:p>
          </table:table-cell>
          <table:table-cell office:value-type="string" calcext:value-type="string">
            <text:p>mmeeks@openoffice.org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6-08-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hael Meeks</text:p>
          </table:table-cell>
          <table:table-cell office:value-type="string" calcext:value-type="string">
            <text:p>mmeeks@openoffice.org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6-04-0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orsten Behrens</text:p>
          </table:table-cell>
          <table:table-cell office:value-type="string" calcext:value-type="string">
            <text:p>thb@openoffice.org</text:p>
          </table:table-cell>
          <table:table-cell office:value-type="string" calcext:value-type="string">
            <text:p>CIB</text:p>
          </table:table-cell>
          <table:table-cell office:value-type="string" calcext:value-type="string">
            <text:p>2016-04-01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orsten Behrens</text:p>
          </table:table-cell>
          <table:table-cell office:value-type="string" calcext:value-type="string">
            <text:p>thb@openoffice.org</text:p>
          </table:table-cell>
          <table:table-cell office:value-type="string" calcext:value-type="string">
            <text:p>CIB</text:p>
          </table:table-cell>
          <table:table-cell office:value-type="string" calcext:value-type="string">
            <text:p>2016-03-01</text:p>
          </table:table-cell>
          <table:table-cell office:value-type="float" office:value="227" calcext:value-type="float">
            <text:p>227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orsten Behrens</text:p>
          </table:table-cell>
          <table:table-cell office:value-type="string" calcext:value-type="string">
            <text:p>thb@openoffice.org</text:p>
          </table:table-cell>
          <table:table-cell office:value-type="string" calcext:value-type="string">
            <text:p>CIB</text:p>
          </table:table-cell>
          <table:table-cell office:value-type="string" calcext:value-type="string">
            <text:p>2016-02-01</text:p>
          </table:table-cell>
          <table:table-cell office:value-type="float" office:value="500" calcext:value-type="float">
            <text:p>500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orsten Behrens</text:p>
          </table:table-cell>
          <table:table-cell office:value-type="string" calcext:value-type="string">
            <text:p>thb@openoffice.org</text:p>
          </table:table-cell>
          <table:table-cell office:value-type="string" calcext:value-type="string">
            <text:p>CIB</text:p>
          </table:table-cell>
          <table:table-cell office:value-type="string" calcext:value-type="string">
            <text:p>2016-01-01</text:p>
          </table:table-cell>
          <table:table-cell office:value-type="float" office:value="2890" calcext:value-type="float">
            <text:p>2890</text:p>
          </table:table-cell>
          <table:table-cell office:value-type="float" office:value="437" calcext:value-type="float">
            <text:p>43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ichael Meeks</text:p>
          </table:table-cell>
          <table:table-cell office:value-type="string" calcext:value-type="string">
            <text:p>mmeeks@openoffice.org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5-12-0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orsten Behrens</text:p>
          </table:table-cell>
          <table:table-cell office:value-type="string" calcext:value-type="string">
            <text:p>thb@openoffice.org</text:p>
          </table:table-cell>
          <table:table-cell office:value-type="string" calcext:value-type="string">
            <text:p>CIB</text:p>
          </table:table-cell>
          <table:table-cell office:value-type="string" calcext:value-type="string">
            <text:p>2015-11-0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chael Meeks</text:p>
          </table:table-cell>
          <table:table-cell office:value-type="string" calcext:value-type="string">
            <text:p>mmeeks@openoffice.org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5-11-0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hael Meeks</text:p>
          </table:table-cell>
          <table:table-cell office:value-type="string" calcext:value-type="string">
            <text:p>mmeeks@openoffice.org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5-09-0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orsten Behrens</text:p>
          </table:table-cell>
          <table:table-cell office:value-type="string" calcext:value-type="string">
            <text:p>thb@openoffice.org</text:p>
          </table:table-cell>
          <table:table-cell office:value-type="string" calcext:value-type="string">
            <text:p>CIB</text:p>
          </table:table-cell>
          <table:table-cell office:value-type="string" calcext:value-type="string">
            <text:p>2015-09-0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ristian Lohmaier</text:p>
          </table:table-cell>
          <table:table-cell office:value-type="string" calcext:value-type="string">
            <text:p>cloph@openoffice.org</text:p>
          </table:table-cell>
          <table:table-cell office:value-type="string" calcext:value-type="string">
            <text:p>TDF</text:p>
          </table:table-cell>
          <table:table-cell office:value-type="string" calcext:value-type="string">
            <text:p>2015-05-01</text:p>
          </table:table-cell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chael Meeks</text:p>
          </table:table-cell>
          <table:table-cell office:value-type="string" calcext:value-type="string">
            <text:p>mmeeks@openoffice.org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5-04-0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orsten Behrens</text:p>
          </table:table-cell>
          <table:table-cell office:value-type="string" calcext:value-type="string">
            <text:p>thb@openoffice.org</text:p>
          </table:table-cell>
          <table:table-cell office:value-type="string" calcext:value-type="string">
            <text:p>CIB</text:p>
          </table:table-cell>
          <table:table-cell office:value-type="string" calcext:value-type="string">
            <text:p>2015-04-0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hael Meeks</text:p>
          </table:table-cell>
          <table:table-cell office:value-type="string" calcext:value-type="string">
            <text:p>mmeeks@openoffice.org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5-03-01</text:p>
          </table:table-cell>
          <table:table-cell office:value-type="float" office:value="27" calcext:value-type="float">
            <text:p>27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chael Meeks</text:p>
          </table:table-cell>
          <table:table-cell office:value-type="string" calcext:value-type="string">
            <text:p>mmeeks@openoffice.org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5-01-0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hael Meeks</text:p>
          </table:table-cell>
          <table:table-cell office:value-type="string" calcext:value-type="string">
            <text:p>mmeeks@openoffice.org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4-11-0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n-Marek Glogowski</text:p>
          </table:table-cell>
          <table:table-cell office:value-type="string" calcext:value-type="string">
            <text:p>glogow@fbihome.de</text:p>
          </table:table-cell>
          <table:table-cell office:value-type="string" calcext:value-type="string">
            <text:p>Munich</text:p>
          </table:table-cell>
          <table:table-cell office:value-type="string" calcext:value-type="string">
            <text:p>2014-09-0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hael Meeks</text:p>
          </table:table-cell>
          <table:table-cell office:value-type="string" calcext:value-type="string">
            <text:p>mmeeks@openoffice.org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4-10-0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hael Meeks</text:p>
          </table:table-cell>
          <table:table-cell office:value-type="string" calcext:value-type="string">
            <text:p>mmeeks@openoffice.org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4-09-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thu Subramanian</text:p>
          </table:table-cell>
          <table:table-cell office:value-type="string" calcext:value-type="string">
            <text:p>muthusuba@gmail.com</text:p>
          </table:table-cell>
          <table:table-cell office:value-type="string" calcext:value-type="string">
            <text:p>Ericsson</text:p>
          </table:table-cell>
          <table:table-cell office:value-type="string" calcext:value-type="string">
            <text:p>2014-06-0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istian Lohmaier</text:p>
          </table:table-cell>
          <table:table-cell office:value-type="string" calcext:value-type="string">
            <text:p>cloph@openoffice.org</text:p>
          </table:table-cell>
          <table:table-cell office:value-type="string" calcext:value-type="string">
            <text:p>TDF</text:p>
          </table:table-cell>
          <table:table-cell office:value-type="string" calcext:value-type="string">
            <text:p>2014-06-01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chael Meeks</text:p>
          </table:table-cell>
          <table:table-cell office:value-type="string" calcext:value-type="string">
            <text:p>mmeeks@openoffice.org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4-05-0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istian Lohmaier</text:p>
          </table:table-cell>
          <table:table-cell office:value-type="string" calcext:value-type="string">
            <text:p>cloph@openoffice.org</text:p>
          </table:table-cell>
          <table:table-cell office:value-type="string" calcext:value-type="string">
            <text:p>TDF</text:p>
          </table:table-cell>
          <table:table-cell office:value-type="string" calcext:value-type="string">
            <text:p>2014-03-0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hael Meeks</text:p>
          </table:table-cell>
          <table:table-cell office:value-type="string" calcext:value-type="string">
            <text:p>mmeeks@openoffice.org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4-03-01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hael Meeks</text:p>
          </table:table-cell>
          <table:table-cell office:value-type="string" calcext:value-type="string">
            <text:p>mmeeks@openoffice.org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4-01-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hael Meeks</text:p>
          </table:table-cell>
          <table:table-cell office:value-type="string" calcext:value-type="string">
            <text:p>mmeeks@openoffice.org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3-12-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hael Meeks</text:p>
          </table:table-cell>
          <table:table-cell office:value-type="string" calcext:value-type="string">
            <text:p>mmeeks@openoffice.org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3-11-0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orsten Behrens</text:p>
          </table:table-cell>
          <table:table-cell office:value-type="string" calcext:value-type="string">
            <text:p>thb@openoffice.org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3-10-0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chael Meeks</text:p>
          </table:table-cell>
          <table:table-cell office:value-type="string" calcext:value-type="string">
            <text:p>mmeeks@openoffice.org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3-09-01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chael Meeks</text:p>
          </table:table-cell>
          <table:table-cell office:value-type="string" calcext:value-type="string">
            <text:p>mmeeks@openoffice.org</text:p>
          </table:table-cell>
          <table:table-cell office:value-type="string" calcext:value-type="string">
            <text:p>SUSE</text:p>
          </table:table-cell>
          <table:table-cell office:value-type="string" calcext:value-type="string">
            <text:p>2013-07-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istian Lohmaier</text:p>
          </table:table-cell>
          <table:table-cell office:value-type="string" calcext:value-type="string">
            <text:p>cloph@openoffice.org</text:p>
          </table:table-cell>
          <table:table-cell office:value-type="string" calcext:value-type="string">
            <text:p>TDF</text:p>
          </table:table-cell>
          <table:table-cell office:value-type="string" calcext:value-type="string">
            <text:p>2013-07-0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istian Lohmaier</text:p>
          </table:table-cell>
          <table:table-cell office:value-type="string" calcext:value-type="string">
            <text:p>cloph@openoffice.org</text:p>
          </table:table-cell>
          <table:table-cell office:value-type="string" calcext:value-type="string">
            <text:p>TDF</text:p>
          </table:table-cell>
          <table:table-cell office:value-type="string" calcext:value-type="string">
            <text:p>2013-06-0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klos Vajna</text:p>
          </table:table-cell>
          <table:table-cell office:value-type="string" calcext:value-type="string">
            <text:p>vmiklos@frugalware.org</text:p>
          </table:table-cell>
          <table:table-cell office:value-type="string" calcext:value-type="string">
            <text:p>SUSE</text:p>
          </table:table-cell>
          <table:table-cell office:value-type="string" calcext:value-type="string">
            <text:p>2013-06-0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chael Meeks</text:p>
          </table:table-cell>
          <table:table-cell office:value-type="string" calcext:value-type="string">
            <text:p>mmeeks@openoffice.org</text:p>
          </table:table-cell>
          <table:table-cell office:value-type="string" calcext:value-type="string">
            <text:p>SUSE</text:p>
          </table:table-cell>
          <table:table-cell office:value-type="string" calcext:value-type="string">
            <text:p>2013-06-0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hael Meeks</text:p>
          </table:table-cell>
          <table:table-cell office:value-type="string" calcext:value-type="string">
            <text:p>mmeeks@openoffice.org</text:p>
          </table:table-cell>
          <table:table-cell office:value-type="string" calcext:value-type="string">
            <text:p>SUSE</text:p>
          </table:table-cell>
          <table:table-cell office:value-type="string" calcext:value-type="string">
            <text:p>2013-05-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hael Meeks</text:p>
          </table:table-cell>
          <table:table-cell office:value-type="string" calcext:value-type="string">
            <text:p>mmeeks@openoffice.org</text:p>
          </table:table-cell>
          <table:table-cell office:value-type="string" calcext:value-type="string">
            <text:p>SUSE</text:p>
          </table:table-cell>
          <table:table-cell office:value-type="string" calcext:value-type="string">
            <text:p>2013-04-01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chael Meeks</text:p>
          </table:table-cell>
          <table:table-cell office:value-type="string" calcext:value-type="string">
            <text:p>mmeeks@openoffice.org</text:p>
          </table:table-cell>
          <table:table-cell office:value-type="string" calcext:value-type="string">
            <text:p>SUSE</text:p>
          </table:table-cell>
          <table:table-cell office:value-type="string" calcext:value-type="string">
            <text:p>2013-03-0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chael Meeks</text:p>
          </table:table-cell>
          <table:table-cell office:value-type="string" calcext:value-type="string">
            <text:p>mmeeks@openoffice.org</text:p>
          </table:table-cell>
          <table:table-cell office:value-type="string" calcext:value-type="string">
            <text:p>SUSE</text:p>
          </table:table-cell>
          <table:table-cell office:value-type="string" calcext:value-type="string">
            <text:p>2013-02-01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chael Meeks</text:p>
          </table:table-cell>
          <table:table-cell office:value-type="string" calcext:value-type="string">
            <text:p>mmeeks@openoffice.org</text:p>
          </table:table-cell>
          <table:table-cell office:value-type="string" calcext:value-type="string">
            <text:p>SUSE</text:p>
          </table:table-cell>
          <table:table-cell office:value-type="string" calcext:value-type="string">
            <text:p>2013-01-0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istian Lohmaier</text:p>
          </table:table-cell>
          <table:table-cell office:value-type="string" calcext:value-type="string">
            <text:p>cloph@openoffice.org</text:p>
          </table:table-cell>
          <table:table-cell office:value-type="string" calcext:value-type="string">
            <text:p>TDF</text:p>
          </table:table-cell>
          <table:table-cell office:value-type="string" calcext:value-type="string">
            <text:p>2016-12-0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istian Lohmaier</text:p>
          </table:table-cell>
          <table:table-cell office:value-type="string" calcext:value-type="string">
            <text:p>cloph@openoffice.org</text:p>
          </table:table-cell>
          <table:table-cell office:value-type="string" calcext:value-type="string">
            <text:p>TDF</text:p>
          </table:table-cell>
          <table:table-cell office:value-type="string" calcext:value-type="string">
            <text:p>2016-09-0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istian Lohmaier</text:p>
          </table:table-cell>
          <table:table-cell office:value-type="string" calcext:value-type="string">
            <text:p>cloph@openoffice.org</text:p>
          </table:table-cell>
          <table:table-cell office:value-type="string" calcext:value-type="string">
            <text:p>TDF</text:p>
          </table:table-cell>
          <table:table-cell office:value-type="string" calcext:value-type="string">
            <text:p>2016-08-0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lexander Werner</text:p>
          </table:table-cell>
          <table:table-cell office:value-type="string" calcext:value-type="string">
            <text:p>alexanderwerner@floyd.documentfoundation.org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6-07-0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exander Werner</text:p>
          </table:table-cell>
          <table:table-cell office:value-type="string" calcext:value-type="string">
            <text:p>alexanderwerner@floyd.documentfoundation.org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6-05-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exander Werner</text:p>
          </table:table-cell>
          <table:table-cell office:value-type="string" calcext:value-type="string">
            <text:p>alexanderwerner@floyd.documentfoundation.org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6-04-01</text:p>
          </table:table-cell>
          <table:table-cell office:value-type="float" office:value="1480" calcext:value-type="float">
            <text:p>148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lexander Werner</text:p>
          </table:table-cell>
          <table:table-cell office:value-type="string" calcext:value-type="string">
            <text:p>alexanderwerner@floyd.documentfoundation.org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6-03-01</text:p>
          </table:table-cell>
          <table:table-cell office:value-type="float" office:value="1537" calcext:value-type="float">
            <text:p>15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hristian Lohmaier</text:p>
          </table:table-cell>
          <table:table-cell office:value-type="string" calcext:value-type="string">
            <text:p>cloph@openoffice.org</text:p>
          </table:table-cell>
          <table:table-cell office:value-type="string" calcext:value-type="string">
            <text:p>TDF</text:p>
          </table:table-cell>
          <table:table-cell office:value-type="string" calcext:value-type="string">
            <text:p>2014-10-0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orsten Behrens</text:p>
          </table:table-cell>
          <table:table-cell office:value-type="string" calcext:value-type="string">
            <text:p>thb@openoffice.org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4-05-0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orsten Behrens</text:p>
          </table:table-cell>
          <table:table-cell office:value-type="string" calcext:value-type="string">
            <text:p>thb@openoffice.org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4-04-01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orsten Behrens</text:p>
          </table:table-cell>
          <table:table-cell office:value-type="string" calcext:value-type="string">
            <text:p>thb@openoffice.org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4-03-01</text:p>
          </table:table-cell>
          <table:table-cell office:value-type="float" office:value="285" calcext:value-type="float">
            <text:p>285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horsten Behrens</text:p>
          </table:table-cell>
          <table:table-cell office:value-type="string" calcext:value-type="string">
            <text:p>thb@openoffice.org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4-02-01</text:p>
          </table:table-cell>
          <table:table-cell office:value-type="float" office:value="403" calcext:value-type="float">
            <text:p>40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horsten Behrens</text:p>
          </table:table-cell>
          <table:table-cell office:value-type="string" calcext:value-type="string">
            <text:p>thb@openoffice.org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4-01-0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orsten Behrens</text:p>
          </table:table-cell>
          <table:table-cell office:value-type="string" calcext:value-type="string">
            <text:p>thb@openoffice.org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3-09-01</text:p>
          </table:table-cell>
          <table:table-cell office:value-type="float" office:value="716" calcext:value-type="float">
            <text:p>716</text:p>
          </table:table-cell>
          <table:table-cell office:value-type="float" office:value="497" calcext:value-type="float">
            <text:p>49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Thorsten Behrens</text:p>
          </table:table-cell>
          <table:table-cell office:value-type="string" calcext:value-type="string">
            <text:p>thb@openoffice.org</text:p>
          </table:table-cell>
          <table:table-cell office:value-type="string" calcext:value-type="string">
            <text:p>SUSE</text:p>
          </table:table-cell>
          <table:table-cell office:value-type="string" calcext:value-type="string">
            <text:p>2013-08-01</text:p>
          </table:table-cell>
          <table:table-cell office:value-type="float" office:value="163" calcext:value-type="float">
            <text:p>163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orsten Behrens</text:p>
          </table:table-cell>
          <table:table-cell office:value-type="string" calcext:value-type="string">
            <text:p>thb@openoffice.org</text:p>
          </table:table-cell>
          <table:table-cell office:value-type="string" calcext:value-type="string">
            <text:p>SUSE</text:p>
          </table:table-cell>
          <table:table-cell office:value-type="string" calcext:value-type="string">
            <text:p>2013-03-01</text:p>
          </table:table-cell>
          <table:table-cell office:value-type="float" office:value="891" calcext:value-type="float">
            <text:p>891</text:p>
          </table:table-cell>
          <table:table-cell office:value-type="float" office:value="178" calcext:value-type="float">
            <text:p>17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Thorsten Behrens</text:p>
          </table:table-cell>
          <table:table-cell office:value-type="string" calcext:value-type="string">
            <text:p>thb@openoffice.org</text:p>
          </table:table-cell>
          <table:table-cell office:value-type="string" calcext:value-type="string">
            <text:p>SUSE</text:p>
          </table:table-cell>
          <table:table-cell office:value-type="string" calcext:value-type="string">
            <text:p>2013-02-01</text:p>
          </table:table-cell>
          <table:table-cell office:value-type="float" office:value="3200" calcext:value-type="float">
            <text:p>3200</text:p>
          </table:table-cell>
          <table:table-cell office:value-type="float" office:value="1982" calcext:value-type="float">
            <text:p>198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lexander Werner</text:p>
          </table:table-cell>
          <table:table-cell office:value-type="string" calcext:value-type="string">
            <text:p>alexanderwerner@floyd.documentfoundation.org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4-03-0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exander Werner</text:p>
          </table:table-cell>
          <table:table-cell office:value-type="string" calcext:value-type="string">
            <text:p>alexanderwerner@floyd.documentfoundation.org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3-12-01</text:p>
          </table:table-cell>
          <table:table-cell office:value-type="float" office:value="411" calcext:value-type="float">
            <text:p>411</text:p>
          </table:table-cell>
          <table:table-cell office:value-type="float" office:value="95" calcext:value-type="float">
            <text:p>9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Matthias Nuessle</text:p>
          </table:table-cell>
          <table:table-cell office:value-type="string" calcext:value-type="string">
            <text:p>nuts@saukopf.de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3-11-01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bert Einsle</text:p>
          </table:table-cell>
          <table:table-cell office:value-type="string" calcext:value-type="string">
            <text:p>robert.einsle@mawoh.de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3-11-01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obert Einsle</text:p>
          </table:table-cell>
          <table:table-cell office:value-type="string" calcext:value-type="string">
            <text:p>robert.einsle@mawoh.de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3-10-01</text:p>
          </table:table-cell>
          <table:table-cell office:value-type="float" office:value="565" calcext:value-type="float">
            <text:p>565</text:p>
          </table:table-cell>
          <table:table-cell office:value-type="float" office:value="209" calcext:value-type="float">
            <text:p>20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Alexander Werner</text:p>
          </table:table-cell>
          <table:table-cell office:value-type="string" calcext:value-type="string">
            <text:p>alexanderwerner@floyd.documentfoundation.org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3-06-01</text:p>
          </table:table-cell>
          <table:table-cell office:value-type="float" office:value="78" calcext:value-type="float">
            <text:p>78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orbert Thiebaud</text:p>
          </table:table-cell>
          <table:table-cell office:value-type="string" calcext:value-type="string">
            <text:p>nthiebaud@gmail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6-07-0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exander Werner</text:p>
          </table:table-cell>
          <table:table-cell office:value-type="string" calcext:value-type="string">
            <text:p>alexanderwerner@floyd.documentfoundation.org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6-06-01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chael Mogk</text:p>
          </table:table-cell>
          <table:table-cell office:value-type="string" calcext:value-type="string">
            <text:p>micmog1@t-online.de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6-02-0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exander Werner</text:p>
          </table:table-cell>
          <table:table-cell office:value-type="string" calcext:value-type="string">
            <text:p>alexanderwerner@floyd.documentfoundation.org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6-01-01</text:p>
          </table:table-cell>
          <table:table-cell office:value-type="float" office:value="378" calcext:value-type="float">
            <text:p>378</text:p>
          </table:table-cell>
          <table:table-cell office:value-type="float" office:value="210" calcext:value-type="float">
            <text:p>2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lexander Werner</text:p>
          </table:table-cell>
          <table:table-cell office:value-type="string" calcext:value-type="string">
            <text:p>alexanderwerner@floyd.documentfoundation.org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5-12-01</text:p>
          </table:table-cell>
          <table:table-cell office:value-type="float" office:value="6015" calcext:value-type="float">
            <text:p>6015</text:p>
          </table:table-cell>
          <table:table-cell office:value-type="float" office:value="269" calcext:value-type="float">
            <text:p>26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Alexander Werner</text:p>
          </table:table-cell>
          <table:table-cell office:value-type="string" calcext:value-type="string">
            <text:p>alexanderwerner@floyd.documentfoundation.org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5-11-01</text:p>
          </table:table-cell>
          <table:table-cell office:value-type="float" office:value="3683" calcext:value-type="float">
            <text:p>3683</text:p>
          </table:table-cell>
          <table:table-cell office:value-type="float" office:value="296" calcext:value-type="float">
            <text:p>29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Alexander Werner</text:p>
          </table:table-cell>
          <table:table-cell office:value-type="string" calcext:value-type="string">
            <text:p>alexanderwerner@floyd.documentfoundation.org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5-09-01</text:p>
          </table:table-cell>
          <table:table-cell office:value-type="float" office:value="263" calcext:value-type="float">
            <text:p>263</text:p>
          </table:table-cell>
          <table:table-cell office:value-type="float" office:value="302" calcext:value-type="float">
            <text:p>3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lexander Werner</text:p>
          </table:table-cell>
          <table:table-cell office:value-type="string" calcext:value-type="string">
            <text:p>alexanderwerner@floyd.documentfoundation.org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5-06-01</text:p>
          </table:table-cell>
          <table:table-cell office:value-type="float" office:value="516" calcext:value-type="float">
            <text:p>516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exander Werner</text:p>
          </table:table-cell>
          <table:table-cell office:value-type="string" calcext:value-type="string">
            <text:p>alexanderwerner@floyd.documentfoundation.org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5-03-01</text:p>
          </table:table-cell>
          <table:table-cell office:value-type="float" office:value="229" calcext:value-type="float">
            <text:p>229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hristian Lohmaier</text:p>
          </table:table-cell>
          <table:table-cell office:value-type="string" calcext:value-type="string">
            <text:p>cloph@openoffice.org</text:p>
          </table:table-cell>
          <table:table-cell office:value-type="string" calcext:value-type="string">
            <text:p>TDF</text:p>
          </table:table-cell>
          <table:table-cell office:value-type="string" calcext:value-type="string">
            <text:p>2015-01-0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exander Werner</text:p>
          </table:table-cell>
          <table:table-cell office:value-type="string" calcext:value-type="string">
            <text:p>alexanderwerner@floyd.documentfoundation.org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4-11-0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binson Tryon</text:p>
          </table:table-cell>
          <table:table-cell office:value-type="string" calcext:value-type="string">
            <text:p>qubit@runcibility.com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4-11-0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exander Werner</text:p>
          </table:table-cell>
          <table:table-cell office:value-type="string" calcext:value-type="string">
            <text:p>alexanderwerner@floyd.documentfoundation.org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4-09-01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exander Werner</text:p>
          </table:table-cell>
          <table:table-cell office:value-type="string" calcext:value-type="string">
            <text:p>alexanderwerner@floyd.documentfoundation.org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4-07-0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exander Werner</text:p>
          </table:table-cell>
          <table:table-cell office:value-type="string" calcext:value-type="string">
            <text:p>alexanderwerner@floyd.documentfoundation.org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4-05-0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exander Werner</text:p>
          </table:table-cell>
          <table:table-cell office:value-type="string" calcext:value-type="string">
            <text:p>alexanderwerner@floyd.documentfoundation.org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4-04-01</text:p>
          </table:table-cell>
          <table:table-cell office:value-type="float" office:value="2694" calcext:value-type="float">
            <text:p>2694</text:p>
          </table:table-cell>
          <table:table-cell office:value-type="float" office:value="154" calcext:value-type="float">
            <text:p>15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Alexander Werner</text:p>
          </table:table-cell>
          <table:table-cell office:value-type="string" calcext:value-type="string">
            <text:p>alexanderwerner@floyd.documentfoundation.org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4-02-01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bert Einsle</text:p>
          </table:table-cell>
          <table:table-cell office:value-type="string" calcext:value-type="string">
            <text:p>robert.einsle@mawoh.de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3-12-0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lexander Werner</text:p>
          </table:table-cell>
          <table:table-cell office:value-type="string" calcext:value-type="string">
            <text:p>alexanderwerner@floyd.documentfoundation.org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3-11-01</text:p>
          </table:table-cell>
          <table:table-cell office:value-type="float" office:value="959" calcext:value-type="float">
            <text:p>959</text:p>
          </table:table-cell>
          <table:table-cell office:value-type="float" office:value="202" calcext:value-type="float">
            <text:p>20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Florian Effenberger</text:p>
          </table:table-cell>
          <table:table-cell office:value-type="string" calcext:value-type="string">
            <text:p>floeff@documentfoundation.org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3-10-01</text:p>
          </table:table-cell>
          <table:table-cell office:value-type="float" office:value="413" calcext:value-type="float">
            <text:p>4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exander Werner</text:p>
          </table:table-cell>
          <table:table-cell office:value-type="string" calcext:value-type="string">
            <text:p>alexanderwerner@floyd.documentfoundation.org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3-10-01</text:p>
          </table:table-cell>
          <table:table-cell office:value-type="float" office:value="806" calcext:value-type="float">
            <text:p>806</text:p>
          </table:table-cell>
          <table:table-cell office:value-type="float" office:value="304" calcext:value-type="float">
            <text:p>3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lexander Werner</text:p>
          </table:table-cell>
          <table:table-cell office:value-type="string" calcext:value-type="string">
            <text:p>alexanderwerner@floyd.documentfoundation.org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3-09-01</text:p>
          </table:table-cell>
          <table:table-cell office:value-type="float" office:value="530" calcext:value-type="float">
            <text:p>53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obert Einsle</text:p>
          </table:table-cell>
          <table:table-cell office:value-type="string" calcext:value-type="string">
            <text:p>robert.einsle@mawoh.de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3-09-01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bert Einsle</text:p>
          </table:table-cell>
          <table:table-cell office:value-type="string" calcext:value-type="string">
            <text:p>robert.einsle@mawoh.de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3-08-01</text:p>
          </table:table-cell>
          <table:table-cell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Robert Einsle</text:p>
          </table:table-cell>
          <table:table-cell office:value-type="string" calcext:value-type="string">
            <text:p>robert.einsle@mawoh.de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3-07-01</text:p>
          </table:table-cell>
          <table:table-cell office:value-type="float" office:value="839" calcext:value-type="float">
            <text:p>839</text:p>
          </table:table-cell>
          <table:table-cell office:value-type="float" office:value="169" calcext:value-type="float">
            <text:p>16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Matthias Nuessle</text:p>
          </table:table-cell>
          <table:table-cell office:value-type="string" calcext:value-type="string">
            <text:p>nuts@mawoh.de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3-07-0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bert Einsle</text:p>
          </table:table-cell>
          <table:table-cell office:value-type="string" calcext:value-type="string">
            <text:p>robert.einsle@mawoh.de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3-06-01</text:p>
          </table:table-cell>
          <table:table-cell office:value-type="float" office:value="1516" calcext:value-type="float">
            <text:p>1516</text:p>
          </table:table-cell>
          <table:table-cell office:value-type="float" office:value="84" calcext:value-type="float">
            <text:p>8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Jan Holesovsky</text:p>
          </table:table-cell>
          <table:table-cell office:value-type="string" calcext:value-type="string">
            <text:p>kendy@notthere.aliasdomain.foo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6-12-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n Holesovsky</text:p>
          </table:table-cell>
          <table:table-cell office:value-type="string" calcext:value-type="string">
            <text:p>kendy@notthere.aliasdomain.foo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6-09-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n Holesovsky</text:p>
          </table:table-cell>
          <table:table-cell office:value-type="string" calcext:value-type="string">
            <text:p>kendy@notthere.aliasdomain.foo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6-08-0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n Holesovsky</text:p>
          </table:table-cell>
          <table:table-cell office:value-type="string" calcext:value-type="string">
            <text:p>kendy@notthere.aliasdomain.foo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6-03-0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n Holesovsky</text:p>
          </table:table-cell>
          <table:table-cell office:value-type="string" calcext:value-type="string">
            <text:p>kendy@notthere.aliasdomain.foo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5-09-0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n Holesovsky</text:p>
          </table:table-cell>
          <table:table-cell office:value-type="string" calcext:value-type="string">
            <text:p>kendy@notthere.aliasdomain.foo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4-06-0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n Holesovsky</text:p>
          </table:table-cell>
          <table:table-cell office:value-type="string" calcext:value-type="string">
            <text:p>kendy@notthere.aliasdomain.foo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4-05-0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n Holesovsky</text:p>
          </table:table-cell>
          <table:table-cell office:value-type="string" calcext:value-type="string">
            <text:p>kendy@notthere.aliasdomain.foo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4-02-01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n Holesovsky</text:p>
          </table:table-cell>
          <table:table-cell office:value-type="string" calcext:value-type="string">
            <text:p>kendy@notthere.aliasdomain.foo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4-01-0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n Holesovsky</text:p>
          </table:table-cell>
          <table:table-cell office:value-type="string" calcext:value-type="string">
            <text:p>kendy@notthere.aliasdomain.foo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3-11-0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n Holesovsky</text:p>
          </table:table-cell>
          <table:table-cell office:value-type="string" calcext:value-type="string">
            <text:p>kendy@notthere.aliasdomain.foo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3-09-0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n Holesovsky</text:p>
          </table:table-cell>
          <table:table-cell office:value-type="string" calcext:value-type="string">
            <text:p>kendy@notthere.aliasdomain.foo</text:p>
          </table:table-cell>
          <table:table-cell office:value-type="string" calcext:value-type="string">
            <text:p>SUSE</text:p>
          </table:table-cell>
          <table:table-cell office:value-type="string" calcext:value-type="string">
            <text:p>2013-05-0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n Holesovsky</text:p>
          </table:table-cell>
          <table:table-cell office:value-type="string" calcext:value-type="string">
            <text:p>kendy@notthere.aliasdomain.foo</text:p>
          </table:table-cell>
          <table:table-cell office:value-type="string" calcext:value-type="string">
            <text:p>SUSE</text:p>
          </table:table-cell>
          <table:table-cell office:value-type="string" calcext:value-type="string">
            <text:p>2013-04-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n Holesovsky</text:p>
          </table:table-cell>
          <table:table-cell office:value-type="string" calcext:value-type="string">
            <text:p>kendy@notthere.aliasdomain.foo</text:p>
          </table:table-cell>
          <table:table-cell office:value-type="string" calcext:value-type="string">
            <text:p>SUSE</text:p>
          </table:table-cell>
          <table:table-cell office:value-type="string" calcext:value-type="string">
            <text:p>2013-02-01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dras Timar</text:p>
          </table:table-cell>
          <table:table-cell office:value-type="string" calcext:value-type="string">
            <text:p>timar@fsf.hu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5-12-0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 Nouws</text:p>
          </table:table-cell>
          <table:table-cell office:value-type="string" calcext:value-type="string">
            <text:p>oolst@nouenoff.nl</text:p>
          </table:table-cell>
          <table:table-cell office:value-type="string" calcext:value-type="string">
            <text:p>Nou &amp; Off</text:p>
          </table:table-cell>
          <table:table-cell office:value-type="string" calcext:value-type="string">
            <text:p>2015-12-0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orian Effenberger</text:p>
          </table:table-cell>
          <table:table-cell office:value-type="string" calcext:value-type="string">
            <text:p>floeff@documentfoundation.org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5-12-01</text:p>
          </table:table-cell>
          <table:table-cell office:value-type="float" office:value="717" calcext:value-type="float">
            <text:p>71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istian Lohmaier</text:p>
          </table:table-cell>
          <table:table-cell office:value-type="string" calcext:value-type="string">
            <text:p>cloph@openoffice.org</text:p>
          </table:table-cell>
          <table:table-cell office:value-type="string" calcext:value-type="string">
            <text:p>TDF</text:p>
          </table:table-cell>
          <table:table-cell office:value-type="string" calcext:value-type="string">
            <text:p>2015-12-0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n Holesovsky</text:p>
          </table:table-cell>
          <table:table-cell office:value-type="string" calcext:value-type="string">
            <text:p>kendy@notthere.aliasdomain.foo</text:p>
          </table:table-cell>
          <table:table-cell office:value-type="string" calcext:value-type="string">
            <text:p>Collabora</text:p>
          </table:table-cell>
          <table:table-cell office:value-type="string" calcext:value-type="string">
            <text:p>2015-11-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orsten Behrens</text:p>
          </table:table-cell>
          <table:table-cell office:value-type="string" calcext:value-type="string">
            <text:p>thb@openoffice.org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4-09-01</text:p>
          </table:table-cell>
          <table:table-cell office:value-type="float" office:value="822" calcext:value-type="float">
            <text:p>8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orsten Behrens</text:p>
          </table:table-cell>
          <table:table-cell office:value-type="string" calcext:value-type="string">
            <text:p>thb@openoffice.org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2013-12-01</text:p>
          </table:table-cell>
          <table:table-cell office:value-type="float" office:value="794" calcext:value-type="float">
            <text:p>794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horsten Behrens</text:p>
          </table:table-cell>
          <table:table-cell office:value-type="string" calcext:value-type="string">
            <text:p>thb@openoffice.org</text:p>
          </table:table-cell>
          <table:table-cell office:value-type="string" calcext:value-type="string">
            <text:p>SUSE</text:p>
          </table:table-cell>
          <table:table-cell office:value-type="string" calcext:value-type="string">
            <text:p>2013-01-01</text:p>
          </table:table-cell>
          <table:table-cell office:value-type="float" office:value="681" calcext:value-type="float">
            <text:p>681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</table:table-row>
      </table:table>
      <table:table table:name="CommitsByAffiliation" table:style-name="ta1">
        <table:shapes>
          <draw:frame draw:z-index="0" draw:style-name="gr1" draw:text-style-name="P1" svg:width="220.54mm" svg:height="124.09mm" svg:x="86.71mm" svg:y="289.84mm">
            <loext:p draw:notify-on-update-of-ranges="CommitsByAffiliation.B2:CommitsByAffiliation.H2 CommitsByAffiliation.B42:CommitsByAffiliation.H4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9" table:default-cell-style-name="ce5"/>
        <table:table-column table:style-name="co8" table:default-cell-style-name="ce11"/>
        <table:table-column table:style-name="co8" table:default-cell-style-name="Pivot_20_Table_20_Value"/>
        <table:table-column table:style-name="co8" table:default-cell-style-name="ce17"/>
        <table:table-column table:style-name="co8" table:number-columns-repeated="5" table:default-cell-style-name="Pivot_20_Table_20_Value"/>
        <table:table-column table:style-name="co8" table:default-cell-style-name="ce22"/>
        <table:table-column table:style-name="co8" table:default-cell-style-name="ce29"/>
        <table:table-row table:style-name="ro1">
          <table:table-cell table:style-name="ce2" office:value-type="string" calcext:value-type="string">
            <text:p>Sum - Changesets</text:p>
          </table:table-cell>
          <table:table-cell table:style-name="ce7" office:value-type="string" calcext:value-type="string">
            <text:p>Affliation</text:p>
          </table:table-cell>
          <table:table-cell table:style-name="ce14" table:number-columns-repeated="8"/>
          <table:table-cell table:style-name="ce26"/>
        </table:table-row>
        <table:table-row table:style-name="ro1">
          <table:table-cell table:style-name="ce3" office:value-type="string" calcext:value-type="string">
            <text:p>Date</text:p>
          </table:table-cell>
          <table:table-cell table:style-name="ce8" office:value-type="string" calcext:value-type="string">
            <text:p>Assigned</text:p>
          </table:table-cell>
          <table:table-cell table:style-name="ce15" office:value-type="string" calcext:value-type="string">
            <text:p>CIB</text:p>
          </table:table-cell>
          <table:table-cell table:style-name="ce15" office:value-type="string" calcext:value-type="string">
            <text:p>Collabora</text:p>
          </table:table-cell>
          <table:table-cell table:style-name="ce15" office:value-type="string" calcext:value-type="string">
            <text:p>Ericsson</text:p>
          </table:table-cell>
          <table:table-cell table:style-name="ce15" office:value-type="string" calcext:value-type="string">
            <text:p>Munich</text:p>
          </table:table-cell>
          <table:table-cell table:style-name="ce15" office:value-type="string" calcext:value-type="string">
            <text:p>Nou &amp; Off</text:p>
          </table:table-cell>
          <table:table-cell table:style-name="ce15" office:value-type="string" calcext:value-type="string">
            <text:p>RedHat</text:p>
          </table:table-cell>
          <table:table-cell table:style-name="ce15" office:value-type="string" calcext:value-type="string">
            <text:p>SUSE</text:p>
          </table:table-cell>
          <table:table-cell table:style-name="ce15" office:value-type="string" calcext:value-type="string">
            <text:p>TDF</text:p>
          </table:table-cell>
          <table:table-cell table:style-name="ce27" office:value-type="string" calcext:value-type="string">
            <text:p>Total Result</text:p>
          </table:table-cell>
        </table:table-row>
        <table:table-row table:style-name="ro1">
          <table:table-cell table:style-name="ce4" office:value-type="string" calcext:value-type="string">
            <text:p>2013-01-01</text:p>
          </table:table-cell>
          <table:table-cell table:style-name="ce9"/>
          <table:table-cell table:style-name="ce16" table:number-columns-repeated="6"/>
          <table:table-cell table:style-name="ce20" office:value-type="float" office:value="7" calcext:value-type="float">
            <text:p>7</text:p>
          </table:table-cell>
          <table:table-cell table:style-name="ce21"/>
          <table:table-cell table:style-name="ce28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3-02-01</text:p>
          </table:table-cell>
          <table:table-cell table:style-name="ce10"/>
          <table:table-cell/>
          <table:table-cell table:style-name="Pivot_20_Table_20_Value"/>
          <table:table-cell table:number-columns-repeated="4"/>
          <table:table-cell table:style-name="ce17" office:value-type="float" office:value="19" calcext:value-type="float">
            <text:p>19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3-03-01</text:p>
          </table:table-cell>
          <table:table-cell table:style-name="ce10"/>
          <table:table-cell/>
          <table:table-cell table:style-name="Pivot_20_Table_20_Value"/>
          <table:table-cell table:number-columns-repeated="4"/>
          <table:table-cell table:style-name="ce17"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13-04-01</text:p>
          </table:table-cell>
          <table:table-cell table:style-name="ce10"/>
          <table:table-cell/>
          <table:table-cell table:style-name="Pivot_20_Table_20_Value"/>
          <table:table-cell table:number-columns-repeated="4"/>
          <table:table-cell table:style-name="ce17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3-05-01</text:p>
          </table:table-cell>
          <table:table-cell table:style-name="ce10"/>
          <table:table-cell/>
          <table:table-cell table:style-name="Pivot_20_Table_20_Value"/>
          <table:table-cell table:number-columns-repeated="4"/>
          <table:table-cell table:style-name="ce17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3-06-01</text:p>
          </table:table-cell>
          <table:table-cell office:value-type="float" office:value="38" calcext:value-type="float">
            <text:p>38</text:p>
          </table:table-cell>
          <table:table-cell/>
          <table:table-cell table:style-name="Pivot_20_Table_20_Value"/>
          <table:table-cell table:number-columns-repeated="4"/>
          <table:table-cell table:style-name="ce17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13-07-01</text:p>
          </table:table-cell>
          <table:table-cell office:value-type="float" office:value="47" calcext:value-type="float">
            <text:p>47</text:p>
          </table:table-cell>
          <table:table-cell/>
          <table:table-cell table:style-name="Pivot_20_Table_20_Value"/>
          <table:table-cell table:number-columns-repeated="3"/>
          <table:table-cell table:number-columns-repeated="2" table:style-name="ce17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3-08-01</text:p>
          </table:table-cell>
          <table:table-cell office:value-type="float" office:value="11" calcext:value-type="float">
            <text:p>11</text:p>
          </table:table-cell>
          <table:table-cell/>
          <table:table-cell table:style-name="Pivot_20_Table_20_Value"/>
          <table:table-cell table:number-columns-repeated="4"/>
          <table:table-cell table:style-name="ce17"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3-09-0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3-10-01</text:p>
          </table:table-cell>
          <table:table-cell office:value-type="float" office:value="54" calcext:value-type="float">
            <text:p>54</text:p>
          </table:table-cell>
          <table:table-cell/>
          <table:table-cell table:style-name="Pivot_20_Table_20_Value"/>
          <table:table-cell table:number-columns-repeated="6"/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013-11-01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3-12-01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4-01-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4-02-0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14-03-0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2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14-04-01</text:p>
          </table:table-cell>
          <table:table-cell office:value-type="float" office:value="25" calcext:value-type="float">
            <text:p>25</text:p>
          </table:table-cell>
          <table:table-cell/>
          <table:table-cell table:style-name="Pivot_20_Table_20_Value"/>
          <table:table-cell table:number-columns-repeated="6"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4-05-0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4-06-01</text:p>
          </table:table-cell>
          <table:table-cell table:style-name="ce10"/>
          <table:table-cell/>
          <table:table-cell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4"/>
          <table:table-cell table:style-name="ce2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4-07-01</text:p>
          </table:table-cell>
          <table:table-cell office:value-type="float" office:value="2" calcext:value-type="float">
            <text:p>2</text:p>
          </table:table-cell>
          <table:table-cell/>
          <table:table-cell table:style-name="Pivot_20_Table_20_Value"/>
          <table:table-cell table:number-columns-repeated="6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4-09-0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4-10-01</text:p>
          </table:table-cell>
          <table:table-cell table:style-name="ce10"/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2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4-11-0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5-01-01</text:p>
          </table:table-cell>
          <table:table-cell table:style-name="ce10"/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2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5-03-0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15-04-01</text:p>
          </table:table-cell>
          <table:table-cell table:style-name="ce10"/>
          <table:table-cell table:style-name="ce1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5-05-01</text:p>
          </table:table-cell>
          <table:table-cell table:style-name="ce10"/>
          <table:table-cell/>
          <table:table-cell table:style-name="Pivot_20_Table_20_Value"/>
          <table:table-cell table:number-columns-repeated="5"/>
          <table:table-cell table:style-name="ce2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5-06-01</text:p>
          </table:table-cell>
          <table:table-cell office:value-type="float" office:value="1" calcext:value-type="float">
            <text:p>1</text:p>
          </table:table-cell>
          <table:table-cell/>
          <table:table-cell table:style-name="Pivot_20_Table_20_Value"/>
          <table:table-cell table:number-columns-repeated="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9-01</text:p>
          </table:table-cell>
          <table:table-cell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5-11-01</text:p>
          </table:table-cell>
          <table:table-cell office:value-type="float" office:value="61" calcext:value-type="float">
            <text:p>61</text:p>
          </table:table-cell>
          <table:table-cell table:style-name="ce1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2015-12-01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style-name="ce17" office:value-type="float" office:value="1" calcext:value-type="float">
            <text:p>1</text:p>
          </table:table-cell>
          <table:table-cell table:number-columns-repeated="2"/>
          <table:table-cell table:style-name="ce23"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16-01-01</text:p>
          </table:table-cell>
          <table:table-cell office:value-type="float" office:value="17" calcext:value-type="float">
            <text:p>17</text:p>
          </table:table-cell>
          <table:table-cell table:style-name="ce17" office:value-type="float" office:value="13" calcext:value-type="float">
            <text:p>13</text:p>
          </table:table-cell>
          <table:table-cell table:style-name="Pivot_20_Table_20_Value"/>
          <table:table-cell table:number-columns-repeated="6"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6-02-01</text:p>
          </table:table-cell>
          <table:table-cell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Pivot_20_Table_20_Value"/>
          <table:table-cell table:number-columns-repeated="6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6-03-01</text:p>
          </table:table-cell>
          <table:table-cell office:value-type="float" office:value="9" calcext:value-type="float">
            <text:p>9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6-04-01</text:p>
          </table:table-cell>
          <table:table-cell office:value-type="float" office:value="16" calcext:value-type="float">
            <text:p>16</text:p>
          </table:table-cell>
          <table:table-cell table:style-name="ce17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16-05-01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Pivot_20_Table_20_Value"/>
          <table:table-cell table:number-columns-repeated="6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6-06-01</text:p>
          </table:table-cell>
          <table:table-cell office:value-type="float" office:value="4" calcext:value-type="float">
            <text:p>4</text:p>
          </table:table-cell>
          <table:table-cell/>
          <table:table-cell table:style-name="Pivot_20_Table_20_Value"/>
          <table:table-cell table:number-columns-repeated="6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6-07-01</text:p>
          </table:table-cell>
          <table:table-cell office:value-type="float" office:value="4" calcext:value-type="float">
            <text:p>4</text:p>
          </table:table-cell>
          <table:table-cell/>
          <table:table-cell table:style-name="Pivot_20_Table_20_Value"/>
          <table:table-cell table:number-columns-repeated="6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6-08-01</text:p>
          </table:table-cell>
          <table:table-cell table:style-name="ce10"/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style-name="ce23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6-09-01</text:p>
          </table:table-cell>
          <table:table-cell table:style-name="ce10"/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style-name="ce2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6-11-01</text:p>
          </table:table-cell>
          <table:table-cell table:style-name="ce10"/>
          <table:table-cell table:style-name="ce17" office:value-type="float" office:value="1" calcext:value-type="float">
            <text:p>1</text:p>
          </table:table-cell>
          <table:table-cell table:style-name="Pivot_20_Table_20_Value"/>
          <table:table-cell table:number-columns-repeated="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12-01</text:p>
          </table:table-cell>
          <table:table-cell table:style-name="ce10"/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2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7-01-01</text:p>
          </table:table-cell>
          <table:table-cell table:style-name="ce12"/>
          <table:table-cell table:style-name="ce18" table:number-columns-repeated="7"/>
          <table:table-cell table:style-name="ce24" office:value-type="float" office:value="17" calcext:value-type="float">
            <text:p>17</text:p>
          </table:table-cell>
          <table:table-cell table:style-name="ce30" office:value-type="float" office:value="17" calcext:value-type="float">
            <text:p>17</text:p>
          </table:table-cell>
        </table:table-row>
        <table:table-row table:style-name="ro1">
          <table:table-cell table:style-name="ce6" office:value-type="string" calcext:value-type="string">
            <text:p>Total Result</text:p>
          </table:table-cell>
          <table:table-cell table:style-name="ce13" office:value-type="float" office:value="470" calcext:value-type="float">
            <text:p>470</text:p>
          </table:table-cell>
          <table:table-cell table:style-name="ce19" office:value-type="float" office:value="29" calcext:value-type="float">
            <text:p>29</text:p>
          </table:table-cell>
          <table:table-cell table:style-name="ce19" office:value-type="float" office:value="46" calcext:value-type="float">
            <text:p>46</text:p>
          </table:table-cell>
          <table:table-cell table:number-columns-repeated="4" table:style-name="ce19" office:value-type="float" office:value="1" calcext:value-type="float">
            <text:p>1</text:p>
          </table:table-cell>
          <table:table-cell table:style-name="ce19" office:value-type="float" office:value="62" calcext:value-type="float">
            <text:p>62</text:p>
          </table:table-cell>
          <table:table-cell table:style-name="ce25" office:value-type="float" office:value="38" calcext:value-type="float">
            <text:p>38</text:p>
          </table:table-cell>
          <table:table-cell table:style-name="ce31" office:value-type="float" office:value="649" calcext:value-type="float">
            <text:p>649</text:p>
          </table:table-cell>
        </table:table-row>
      </table:table>
      <table:table table:name="CommitersByAffiliation" table:style-name="ta1">
        <table:shapes>
          <draw:frame draw:z-index="0" draw:style-name="gr1" draw:text-style-name="P1" svg:width="202.33mm" svg:height="113.85mm" svg:x="39.15mm" svg:y="226.94mm">
            <loext:p draw:notify-on-update-of-ranges="CommitersByAffiliation.B2:CommitersByAffiliation.H2 CommitersByAffiliation.B42:CommitersByAffiliation.H4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8" table:default-cell-style-name="ce5"/>
        <table:table-column table:style-name="co8" table:default-cell-style-name="ce11"/>
        <table:table-column table:style-name="co8" table:default-cell-style-name="Pivot_20_Table_20_Value"/>
        <table:table-column table:style-name="co8" table:default-cell-style-name="ce17"/>
        <table:table-column table:style-name="co8" table:number-columns-repeated="5" table:default-cell-style-name="Pivot_20_Table_20_Value"/>
        <table:table-column table:style-name="co8" table:default-cell-style-name="ce22"/>
        <table:table-column table:style-name="co8" table:default-cell-style-name="ce29"/>
        <table:table-row table:style-name="ro1">
          <table:table-cell table:style-name="ce2" office:value-type="string" calcext:value-type="string">
            <text:p>Count - Name</text:p>
          </table:table-cell>
          <table:table-cell table:style-name="ce7" office:value-type="string" calcext:value-type="string">
            <text:p>Affliation</text:p>
          </table:table-cell>
          <table:table-cell table:style-name="ce14" table:number-columns-repeated="8"/>
          <table:table-cell table:style-name="ce26"/>
        </table:table-row>
        <table:table-row table:style-name="ro1">
          <table:table-cell table:style-name="ce3" office:value-type="string" calcext:value-type="string">
            <text:p>Date</text:p>
          </table:table-cell>
          <table:table-cell table:style-name="ce8" office:value-type="string" calcext:value-type="string">
            <text:p>Assigned</text:p>
          </table:table-cell>
          <table:table-cell table:style-name="ce15" office:value-type="string" calcext:value-type="string">
            <text:p>CIB</text:p>
          </table:table-cell>
          <table:table-cell table:style-name="ce15" office:value-type="string" calcext:value-type="string">
            <text:p>Collabora</text:p>
          </table:table-cell>
          <table:table-cell table:style-name="ce15" office:value-type="string" calcext:value-type="string">
            <text:p>Ericsson</text:p>
          </table:table-cell>
          <table:table-cell table:style-name="ce15" office:value-type="string" calcext:value-type="string">
            <text:p>Munich</text:p>
          </table:table-cell>
          <table:table-cell table:style-name="ce15" office:value-type="string" calcext:value-type="string">
            <text:p>Nou &amp; Off</text:p>
          </table:table-cell>
          <table:table-cell table:style-name="ce15" office:value-type="string" calcext:value-type="string">
            <text:p>RedHat</text:p>
          </table:table-cell>
          <table:table-cell table:style-name="ce15" office:value-type="string" calcext:value-type="string">
            <text:p>SUSE</text:p>
          </table:table-cell>
          <table:table-cell table:style-name="ce15" office:value-type="string" calcext:value-type="string">
            <text:p>TDF</text:p>
          </table:table-cell>
          <table:table-cell table:style-name="ce27" office:value-type="string" calcext:value-type="string">
            <text:p>Total Result</text:p>
          </table:table-cell>
        </table:table-row>
        <table:table-row table:style-name="ro1">
          <table:table-cell table:style-name="ce4" office:value-type="string" calcext:value-type="string">
            <text:p>2013-01-01</text:p>
          </table:table-cell>
          <table:table-cell table:style-name="ce9"/>
          <table:table-cell table:style-name="ce16" table:number-columns-repeated="6"/>
          <table:table-cell table:style-name="ce20" office:value-type="float" office:value="2" calcext:value-type="float">
            <text:p>2</text:p>
          </table:table-cell>
          <table:table-cell table:style-name="ce21"/>
          <table:table-cell table:style-name="ce28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3-02-01</text:p>
          </table:table-cell>
          <table:table-cell table:style-name="ce10"/>
          <table:table-cell/>
          <table:table-cell table:style-name="Pivot_20_Table_20_Value"/>
          <table:table-cell table:number-columns-repeated="4"/>
          <table:table-cell table:style-name="ce17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3-03-01</text:p>
          </table:table-cell>
          <table:table-cell table:style-name="ce10"/>
          <table:table-cell/>
          <table:table-cell table:style-name="Pivot_20_Table_20_Value"/>
          <table:table-cell table:number-columns-repeated="4"/>
          <table:table-cell table:style-name="ce17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3-04-01</text:p>
          </table:table-cell>
          <table:table-cell table:style-name="ce10"/>
          <table:table-cell/>
          <table:table-cell table:style-name="Pivot_20_Table_20_Value"/>
          <table:table-cell table:number-columns-repeated="4"/>
          <table:table-cell table:style-name="ce17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3-05-01</text:p>
          </table:table-cell>
          <table:table-cell table:style-name="ce10"/>
          <table:table-cell/>
          <table:table-cell table:style-name="Pivot_20_Table_20_Value"/>
          <table:table-cell table:number-columns-repeated="4"/>
          <table:table-cell table:style-name="ce17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3-06-01</text:p>
          </table:table-cell>
          <table:table-cell office:value-type="float" office:value="2" calcext:value-type="float">
            <text:p>2</text:p>
          </table:table-cell>
          <table:table-cell/>
          <table:table-cell table:style-name="Pivot_20_Table_20_Value"/>
          <table:table-cell table:number-columns-repeated="4"/>
          <table:table-cell table:style-name="ce17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3-07-01</text:p>
          </table:table-cell>
          <table:table-cell office:value-type="float" office:value="2" calcext:value-type="float">
            <text:p>2</text:p>
          </table:table-cell>
          <table:table-cell/>
          <table:table-cell table:style-name="Pivot_20_Table_20_Value"/>
          <table:table-cell table:number-columns-repeated="3"/>
          <table:table-cell table:number-columns-repeated="2" table:style-name="ce17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3-08-01</text:p>
          </table:table-cell>
          <table:table-cell office:value-type="float" office:value="1" calcext:value-type="float">
            <text:p>1</text:p>
          </table:table-cell>
          <table:table-cell/>
          <table:table-cell table:style-name="Pivot_20_Table_20_Value"/>
          <table:table-cell table:number-columns-repeated="4"/>
          <table:table-cell table:style-name="ce17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3-09-0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3-10-01</text:p>
          </table:table-cell>
          <table:table-cell office:value-type="float" office:value="4" calcext:value-type="float">
            <text:p>4</text:p>
          </table:table-cell>
          <table:table-cell/>
          <table:table-cell table:style-name="Pivot_20_Table_20_Value"/>
          <table:table-cell table:number-columns-repeated="6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3-11-0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3-12-0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4-01-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4-02-0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4-03-0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2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4-04-01</text:p>
          </table:table-cell>
          <table:table-cell office:value-type="float" office:value="3" calcext:value-type="float">
            <text:p>3</text:p>
          </table:table-cell>
          <table:table-cell/>
          <table:table-cell table:style-name="Pivot_20_Table_20_Value"/>
          <table:table-cell table:number-columns-repeated="6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4-05-0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4-06-01</text:p>
          </table:table-cell>
          <table:table-cell table:style-name="ce10"/>
          <table:table-cell/>
          <table:table-cell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4"/>
          <table:table-cell table:style-name="ce2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4-07-01</text:p>
          </table:table-cell>
          <table:table-cell office:value-type="float" office:value="1" calcext:value-type="float">
            <text:p>1</text:p>
          </table:table-cell>
          <table:table-cell/>
          <table:table-cell table:style-name="Pivot_20_Table_20_Value"/>
          <table:table-cell table:number-columns-repeated="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4-09-0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4-10-01</text:p>
          </table:table-cell>
          <table:table-cell table:style-name="ce10"/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2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4-11-0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5-01-01</text:p>
          </table:table-cell>
          <table:table-cell table:style-name="ce10"/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2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5-03-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5-04-01</text:p>
          </table:table-cell>
          <table:table-cell table:style-name="ce10"/>
          <table:table-cell table:style-name="ce1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5-05-01</text:p>
          </table:table-cell>
          <table:table-cell table:style-name="ce10"/>
          <table:table-cell/>
          <table:table-cell table:style-name="Pivot_20_Table_20_Value"/>
          <table:table-cell table:number-columns-repeated="5"/>
          <table:table-cell table:style-name="ce2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6-01</text:p>
          </table:table-cell>
          <table:table-cell office:value-type="float" office:value="1" calcext:value-type="float">
            <text:p>1</text:p>
          </table:table-cell>
          <table:table-cell/>
          <table:table-cell table:style-name="Pivot_20_Table_20_Value"/>
          <table:table-cell table:number-columns-repeated="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9-01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5-11-01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5-12-0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17" office:value-type="float" office:value="1" calcext:value-type="float">
            <text:p>1</text:p>
          </table:table-cell>
          <table:table-cell table:number-columns-repeated="2"/>
          <table:table-cell table:style-name="ce2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6-01-01</text:p>
          </table:table-cell>
          <table:table-cell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Pivot_20_Table_20_Value"/>
          <table:table-cell table:number-columns-repeated="6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6-02-01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Pivot_20_Table_20_Value"/>
          <table:table-cell table:number-columns-repeated="6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6-03-01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6-04-01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6-05-01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Pivot_20_Table_20_Value"/>
          <table:table-cell table:number-columns-repeated="6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6-06-01</text:p>
          </table:table-cell>
          <table:table-cell office:value-type="float" office:value="1" calcext:value-type="float">
            <text:p>1</text:p>
          </table:table-cell>
          <table:table-cell/>
          <table:table-cell table:style-name="Pivot_20_Table_20_Value"/>
          <table:table-cell table:number-columns-repeated="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07-01</text:p>
          </table:table-cell>
          <table:table-cell office:value-type="float" office:value="2" calcext:value-type="float">
            <text:p>2</text:p>
          </table:table-cell>
          <table:table-cell/>
          <table:table-cell table:style-name="Pivot_20_Table_20_Value"/>
          <table:table-cell table:number-columns-repeated="6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6-08-01</text:p>
          </table:table-cell>
          <table:table-cell table:style-name="ce10"/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style-name="ce2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6-09-01</text:p>
          </table:table-cell>
          <table:table-cell table:style-name="ce10"/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style-name="ce2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6-11-01</text:p>
          </table:table-cell>
          <table:table-cell table:style-name="ce10"/>
          <table:table-cell table:style-name="ce17" office:value-type="float" office:value="1" calcext:value-type="float">
            <text:p>1</text:p>
          </table:table-cell>
          <table:table-cell table:style-name="Pivot_20_Table_20_Value"/>
          <table:table-cell table:number-columns-repeated="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12-01</text:p>
          </table:table-cell>
          <table:table-cell table:style-name="ce10"/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2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7-01-01</text:p>
          </table:table-cell>
          <table:table-cell table:style-name="ce12"/>
          <table:table-cell table:style-name="ce18" table:number-columns-repeated="7"/>
          <table:table-cell table:style-name="ce24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Total Result</text:p>
          </table:table-cell>
          <table:table-cell table:style-name="ce13" office:value-type="float" office:value="50" calcext:value-type="float">
            <text:p>50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31" calcext:value-type="float">
            <text:p>31</text:p>
          </table:table-cell>
          <table:table-cell table:number-columns-repeated="4" table:style-name="ce19" office:value-type="float" office:value="1" calcext:value-type="float">
            <text:p>1</text:p>
          </table:table-cell>
          <table:table-cell table:style-name="ce19" office:value-type="float" office:value="15" calcext:value-type="float">
            <text:p>15</text:p>
          </table:table-cell>
          <table:table-cell table:style-name="ce25" office:value-type="float" office:value="12" calcext:value-type="float">
            <text:p>12</text:p>
          </table:table-cell>
          <table:table-cell table:style-name="ce31" office:value-type="float" office:value="121" calcext:value-type="float">
            <text:p>121</text:p>
          </table:table-cell>
        </table:table-row>
      </table:table>
      <table:table table:name="Charts" table:style-name="ta1">
        <table:shapes>
          <draw:frame draw:z-index="0" draw:style-name="gr1" draw:text-style-name="P1" svg:width="352.27mm" svg:height="105.21mm" svg:x="0.01mm" svg:y="0.01mm">
            <loext:p draw:notify-on-update-of-ranges="CommitsByAffiliation.A2:CommitsByAffiliation.A2 CommitsByAffiliation.A3:CommitsByAffiliation.A44 CommitsByAffiliation.B2:CommitsByAffiliation.B2 CommitsByAffiliation.B3:CommitsByAffiliation.B44 CommitsByAffiliation.C2:CommitsByAffiliation.C2 CommitsByAffiliation.C3:CommitsByAffiliation.C44 CommitsByAffiliation.D2:CommitsByAffiliation.D2 CommitsByAffiliation.D3:CommitsByAffiliation.D44 CommitsByAffiliation.E2:CommitsByAffiliation.E2 CommitsByAffiliation.E3:CommitsByAffiliation.E44 CommitsByAffiliation.F2:CommitsByAffiliation.F2 CommitsByAffiliation.F3:CommitsByAffiliation.F44 CommitsByAffiliation.G2:CommitsByAffiliation.G2 CommitsByAffiliation.G3:CommitsByAffiliation.G44 CommitsByAffiliation.H2:CommitsByAffiliation.H2 CommitsByAffiliation.H3:CommitsByAffiliation.H44 CommitsByAffiliation.I2:CommitsByAffiliation.I2 CommitsByAffiliation.I3:CommitsByAffiliation.I44 CommitsByAffiliation.J2:CommitsByAffiliation.J2 CommitsByAffiliation.J3:CommitsByAffiliation.J4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52.94mm" svg:height="98.65mm" svg:x="0.01mm" svg:y="108.39mm">
            <loext:p draw:notify-on-update-of-ranges="CommitersByAffiliation.A2:CommitersByAffiliation.A2 CommitersByAffiliation.A3:CommitersByAffiliation.A44 CommitersByAffiliation.B2:CommitersByAffiliation.B2 CommitersByAffiliation.B3:CommitersByAffiliation.B44 CommitersByAffiliation.C2:CommitersByAffiliation.C2 CommitersByAffiliation.C3:CommitersByAffiliation.C44 CommitersByAffiliation.D2:CommitersByAffiliation.D2 CommitersByAffiliation.D3:CommitersByAffiliation.D44 CommitersByAffiliation.E2:CommitersByAffiliation.E2 CommitersByAffiliation.E3:CommitersByAffiliation.E44 CommitersByAffiliation.F2:CommitersByAffiliation.F2 CommitersByAffiliation.F3:CommitersByAffiliation.F44 CommitersByAffiliation.G2:CommitersByAffiliation.G2 CommitersByAffiliation.G3:CommitersByAffiliation.G44 CommitersByAffiliation.H2:CommitersByAffiliation.H2 CommitersByAffiliation.H3:CommitersByAffiliation.H44 CommitersByAffiliation.I2:CommitersByAffiliation.I2 CommitersByAffiliation.I3:CommitersByAffiliation.I44 CommitersByAffiliation.J2:CommitersByAffiliation.J2 CommitersByAffiliation.J3:CommitersByAffiliation.J4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8" table:default-cell-style-name="Default"/>
        <table:table-row table:style-name="ro1">
          <table:table-cell/>
        </table:table-row>
      </table:table>
      <table:named-expressions>
        <table:named-range table:name="commits_by_affiliation" table:base-cell-address="$CommitsByAffiliation.$A$1" table:cell-range-address="$CommitsByAffiliation.$A$1:.$B$3"/>
      </table:named-expressions>
      <table:data-pilot-tables>
        <table:data-pilot-table table:name="DataPilot1" table:application-data="" table:target-range-address="CommitersByAffiliation.A1:CommitersByAffiliation.K45" table:buttons="CommitersByAffiliation.A2 CommitersByAffiliation.B1" table:ignore-empty-rows="true" table:show-filter-button="false" table:drill-down-on-double-click="false">
          <table:source-cell-range table:cell-range-address="RawData.A1:RawData.G454200"/>
          <table:data-pilot-field table:source-field-name="Affliation" table:orientation="column" table:used-hierarchy="0" table:function="auto">
            <table:data-pilot-level table:show-empty="false" calcext:repeat-item-labels="false">
              <table:data-pilot-members>
                <table:data-pilot-member table:name="Assigned" table:display="true" table:show-details="true"/>
                <table:data-pilot-member table:name="CIB" table:display="true" table:show-details="true"/>
                <table:data-pilot-member table:name="Collabora" table:display="true" table:show-details="true"/>
                <table:data-pilot-member table:name="RedHat" table:display="true" table:show-details="true"/>
                <table:data-pilot-member table:name="SUS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ate" table:orientation="row" table:used-hierarchy="0" table:function="auto">
            <table:data-pilot-level table:show-empty="false" calcext:repeat-item-labels="false">
              <table:data-pilot-members>
                <table:data-pilot-member table:name="2013-01-01" table:display="true" table:show-details="true"/>
                <table:data-pilot-member table:name="2013-02-01" table:display="true" table:show-details="true"/>
                <table:data-pilot-member table:name="2013-03-01" table:display="true" table:show-details="true"/>
                <table:data-pilot-member table:name="2013-04-01" table:display="true" table:show-details="true"/>
                <table:data-pilot-member table:name="2013-05-01" table:display="true" table:show-details="true"/>
                <table:data-pilot-member table:name="2013-06-01" table:display="true" table:show-details="true"/>
                <table:data-pilot-member table:name="2013-07-01" table:display="true" table:show-details="true"/>
                <table:data-pilot-member table:name="2013-08-01" table:display="true" table:show-details="true"/>
                <table:data-pilot-member table:name="2013-09-01" table:display="true" table:show-details="true"/>
                <table:data-pilot-member table:name="2013-10-01" table:display="true" table:show-details="true"/>
                <table:data-pilot-member table:name="2013-11-01" table:display="true" table:show-details="true"/>
                <table:data-pilot-member table:name="2013-12-01" table:display="true" table:show-details="true"/>
                <table:data-pilot-member table:name="2014-01-01" table:display="true" table:show-details="true"/>
                <table:data-pilot-member table:name="2014-02-01" table:display="true" table:show-details="true"/>
                <table:data-pilot-member table:name="2014-03-01" table:display="true" table:show-details="true"/>
                <table:data-pilot-member table:name="2014-04-01" table:display="true" table:show-details="true"/>
                <table:data-pilot-member table:name="2014-05-01" table:display="true" table:show-details="true"/>
                <table:data-pilot-member table:name="2014-06-01" table:display="true" table:show-details="true"/>
                <table:data-pilot-member table:name="2014-07-01" table:display="true" table:show-details="true"/>
                <table:data-pilot-member table:name="2014-09-01" table:display="true" table:show-details="true"/>
                <table:data-pilot-member table:name="2014-10-01" table:display="true" table:show-details="true"/>
                <table:data-pilot-member table:name="2014-11-01" table:display="true" table:show-details="true"/>
                <table:data-pilot-member table:name="2015-01-01" table:display="true" table:show-details="true"/>
                <table:data-pilot-member table:name="2015-03-01" table:display="true" table:show-details="true"/>
                <table:data-pilot-member table:name="2015-04-01" table:display="true" table:show-details="true"/>
                <table:data-pilot-member table:name="2015-05-01" table:display="true" table:show-details="true"/>
                <table:data-pilot-member table:name="2015-06-01" table:display="true" table:show-details="true"/>
                <table:data-pilot-member table:name="2015-09-01" table:display="true" table:show-details="true"/>
                <table:data-pilot-member table:name="2015-11-01" table:display="true" table:show-details="true"/>
                <table:data-pilot-member table:name="2015-12-01" table:display="true" table:show-details="true"/>
                <table:data-pilot-member table:name="2016-01-01" table:display="true" table:show-details="true"/>
                <table:data-pilot-member table:name="2016-02-01" table:display="true" table:show-details="true"/>
                <table:data-pilot-member table:name="2016-03-01" table:display="true" table:show-details="true"/>
                <table:data-pilot-member table:name="2016-04-01" table:display="true" table:show-details="true"/>
                <table:data-pilot-member table:name="2016-05-01" table:display="true" table:show-details="true"/>
                <table:data-pilot-member table:name="2016-06-01" table:display="true" table:show-details="true"/>
                <table:data-pilot-member table:name="2016-07-0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ame" table:orientation="data" table:used-hierarchy="0" table:function="count">
            <table:data-pilot-level table:show-empty="false" calcext:repeat-item-labels="false">
              <table:data-pilot-members>
                <table:data-pilot-member table:name="Christian Lohmaier" table:display="true" table:show-details="true"/>
                <table:data-pilot-member table:name="Jan Holesovsky" table:display="true" table:show-details="true"/>
                <table:data-pilot-member table:name="Michael Meeks" table:display="true" table:show-details="true"/>
                <table:data-pilot-member table:name="Muthu Subramanian" table:display="true" table:show-details="true"/>
                <table:data-pilot-member table:name="Norbert Thiebaud" table:display="true" table:show-details="true"/>
                <table:data-pilot-member table:name="Robinson Tryon" table:display="true" table:show-details="true"/>
                <table:data-pilot-member table:name="Samuel Mehrbrodt" table:display="true" table:show-details="true"/>
                <table:data-pilot-member table:name="Thorsten Behren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CommitsByAffiliation.A1:CommitsByAffiliation.K45" table:buttons="CommitsByAffiliation.A2 CommitsByAffiliation.B1" table:ignore-empty-rows="true" table:show-filter-button="false" table:drill-down-on-double-click="false">
          <table:source-cell-range table:cell-range-address="RawData.A1:RawData.G454200"/>
          <table:data-pilot-field table:source-field-name="Affliation" table:orientation="column" table:used-hierarchy="0" table:function="auto">
            <table:data-pilot-level table:show-empty="false" calcext:repeat-item-labels="false">
              <table:data-pilot-members>
                <table:data-pilot-member table:name="Assigned" table:display="true" table:show-details="true"/>
                <table:data-pilot-member table:name="CIB" table:display="true" table:show-details="true"/>
                <table:data-pilot-member table:name="Collabora" table:display="true" table:show-details="true"/>
                <table:data-pilot-member table:name="RedHat" table:display="true" table:show-details="true"/>
                <table:data-pilot-member table:name="SUS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ate" table:orientation="row" table:used-hierarchy="0" table:function="auto">
            <table:data-pilot-level table:show-empty="false" calcext:repeat-item-labels="false">
              <table:data-pilot-members>
                <table:data-pilot-member table:name="2013-01-01" table:display="true" table:show-details="true"/>
                <table:data-pilot-member table:name="2013-02-01" table:display="true" table:show-details="true"/>
                <table:data-pilot-member table:name="2013-03-01" table:display="true" table:show-details="true"/>
                <table:data-pilot-member table:name="2013-04-01" table:display="true" table:show-details="true"/>
                <table:data-pilot-member table:name="2013-05-01" table:display="true" table:show-details="true"/>
                <table:data-pilot-member table:name="2013-06-01" table:display="true" table:show-details="true"/>
                <table:data-pilot-member table:name="2013-07-01" table:display="true" table:show-details="true"/>
                <table:data-pilot-member table:name="2013-08-01" table:display="true" table:show-details="true"/>
                <table:data-pilot-member table:name="2013-09-01" table:display="true" table:show-details="true"/>
                <table:data-pilot-member table:name="2013-10-01" table:display="true" table:show-details="true"/>
                <table:data-pilot-member table:name="2013-11-01" table:display="true" table:show-details="true"/>
                <table:data-pilot-member table:name="2013-12-01" table:display="true" table:show-details="true"/>
                <table:data-pilot-member table:name="2014-01-01" table:display="true" table:show-details="true"/>
                <table:data-pilot-member table:name="2014-02-01" table:display="true" table:show-details="true"/>
                <table:data-pilot-member table:name="2014-03-01" table:display="true" table:show-details="true"/>
                <table:data-pilot-member table:name="2014-04-01" table:display="true" table:show-details="true"/>
                <table:data-pilot-member table:name="2014-05-01" table:display="true" table:show-details="true"/>
                <table:data-pilot-member table:name="2014-06-01" table:display="true" table:show-details="true"/>
                <table:data-pilot-member table:name="2014-07-01" table:display="true" table:show-details="true"/>
                <table:data-pilot-member table:name="2014-09-01" table:display="true" table:show-details="true"/>
                <table:data-pilot-member table:name="2014-10-01" table:display="true" table:show-details="true"/>
                <table:data-pilot-member table:name="2014-11-01" table:display="true" table:show-details="true"/>
                <table:data-pilot-member table:name="2015-01-01" table:display="true" table:show-details="true"/>
                <table:data-pilot-member table:name="2015-03-01" table:display="true" table:show-details="true"/>
                <table:data-pilot-member table:name="2015-04-01" table:display="true" table:show-details="true"/>
                <table:data-pilot-member table:name="2015-05-01" table:display="true" table:show-details="true"/>
                <table:data-pilot-member table:name="2015-06-01" table:display="true" table:show-details="true"/>
                <table:data-pilot-member table:name="2015-09-01" table:display="true" table:show-details="true"/>
                <table:data-pilot-member table:name="2015-11-01" table:display="true" table:show-details="true"/>
                <table:data-pilot-member table:name="2015-12-01" table:display="true" table:show-details="true"/>
                <table:data-pilot-member table:name="2016-01-01" table:display="true" table:show-details="true"/>
                <table:data-pilot-member table:name="2016-02-01" table:display="true" table:show-details="true"/>
                <table:data-pilot-member table:name="2016-03-01" table:display="true" table:show-details="true"/>
                <table:data-pilot-member table:name="2016-04-01" table:display="true" table:show-details="true"/>
                <table:data-pilot-member table:name="2016-05-01" table:display="true" table:show-details="true"/>
                <table:data-pilot-member table:name="2016-06-01" table:display="true" table:show-details="true"/>
                <table:data-pilot-member table:name="2016-07-0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hangesets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23" table:display="true" table:show-details="true"/>
                <table:data-pilot-member table:name="2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Arial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Arial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  <style:style style:name="Pivot-Tabelle_20_Ecke" style:display-name="Pivot-Tabelle Ecke" style:family="table-cell" style:parent-style-name="Default"/>
    <style:style style:name="Pivot-Tabelle_20_Wert" style:display-name="Pivot-Tabelle Wert" style:family="table-cell" style:parent-style-name="Default"/>
    <style:style style:name="Pivot-Tabelle_20_Feld" style:display-name="Pivot-Tabelle Feld" style:family="table-cell" style:parent-style-name="Default"/>
    <style:style style:name="Pivot-Tabelle_20_Kategorie" style:display-name="Pivot-Tabelle Kategorie" style:family="table-cell" style:parent-style-name="Default">
      <style:table-cell-properties style:text-align-source="fix" style:repeat-content="false"/>
      <style:paragraph-properties fo:text-align="start"/>
    </style:style>
    <style:style style:name="Pivot-Tabelle_20_Titel" style:display-name="Pivot-Tabelle Titel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-Tabelle_20_Ergebnis" style:display-name="Pivot-Tabelle Ergebnis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.00.0000</text:date>, <text:time style:data-style-name="N2" text:time-value="15:29:09.5281448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8T15:31:41.845934872</dc:date>
    <meta:editing-duration>PT7H2M1S</meta:editing-duration>
    <meta:editing-cycles>23</meta:editing-cycles>
    <meta:generator>LibreOffice/5.2.3.3$Linux_X86_64 LibreOffice_project/20m0$Build-3</meta:generator>
    <meta:document-statistic meta:table-count="4" meta:cell-count="123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35.228cm" svg:height="10.522cm" xlink:href=".." xlink:type="simple" chart:class="chart:area" chart:style-name="ch1">
        <chart:title svg:x="14.624cm" svg:y="0.35cm" chart:style-name="ch2">
          <text:p>DevOps: Commits by affiliation vs. time.</text:p>
        </chart:title>
        <chart:legend chart:legend-position="end" svg:x="33.018cm" svg:y="2.97cm" style:legend-expansion="high" chart:style-name="ch3"/>
        <chart:plot-area chart:style-name="ch4" table:cell-range-address="CommitsByAffiliation.A2:CommitsByAffiliation.J44" chart:data-source-has-labels="both" svg:x="0.704cm" svg:y="1.335cm" svg:width="31.61cm" svg:height="8.977cm">
          <chartooo:coordinate-region svg:x="1.551cm" svg:y="1.335cm" svg:width="30.131cm" svg:height="7.05cm"/>
          <chart:axis chart:dimension="x" chart:name="primary-x" chart:style-name="ch5" chartooo:axis-type="auto">
            <chartooo:date-scale/>
            <chart:categories table:cell-range-address="CommitsByAffiliation.A3:CommitsByAffiliation.A4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ommitsByAffiliation.B3:CommitsByAffiliation.B44" chart:label-cell-address="CommitsByAffiliation.B2:CommitsByAffiliation.B2" chart:class="chart:area">
            <chart:data-point chart:repeated="42"/>
          </chart:series>
          <chart:series chart:style-name="ch9" chart:values-cell-range-address="CommitsByAffiliation.C3:CommitsByAffiliation.C44" chart:label-cell-address="CommitsByAffiliation.C2:CommitsByAffiliation.C2" chart:class="chart:area">
            <chart:data-point chart:repeated="42"/>
          </chart:series>
          <chart:series chart:style-name="ch10" chart:values-cell-range-address="CommitsByAffiliation.D3:CommitsByAffiliation.D44" chart:label-cell-address="CommitsByAffiliation.D2:CommitsByAffiliation.D2" chart:class="chart:area">
            <chart:data-point chart:repeated="42"/>
          </chart:series>
          <chart:series chart:style-name="ch11" chart:values-cell-range-address="CommitsByAffiliation.E3:CommitsByAffiliation.E44" chart:label-cell-address="CommitsByAffiliation.E2:CommitsByAffiliation.E2" chart:class="chart:area">
            <chart:data-point chart:repeated="42"/>
          </chart:series>
          <chart:series chart:style-name="ch12" chart:values-cell-range-address="CommitsByAffiliation.F3:CommitsByAffiliation.F44" chart:label-cell-address="CommitsByAffiliation.F2:CommitsByAffiliation.F2" chart:class="chart:area">
            <chart:data-point chart:repeated="42"/>
          </chart:series>
          <chart:series chart:style-name="ch13" chart:values-cell-range-address="CommitsByAffiliation.G3:CommitsByAffiliation.G44" chart:label-cell-address="CommitsByAffiliation.G2:CommitsByAffiliation.G2" chart:class="chart:area">
            <chart:data-point chart:repeated="42"/>
          </chart:series>
          <chart:series chart:style-name="ch14" chart:values-cell-range-address="CommitsByAffiliation.H3:CommitsByAffiliation.H44" chart:label-cell-address="CommitsByAffiliation.H2:CommitsByAffiliation.H2" chart:class="chart:area">
            <chart:data-point chart:repeated="42"/>
          </chart:series>
          <chart:series chart:style-name="ch15" chart:values-cell-range-address="CommitsByAffiliation.I3:CommitsByAffiliation.I44" chart:label-cell-address="CommitsByAffiliation.I2:CommitsByAffiliation.I2" chart:class="chart:area">
            <chart:data-point chart:repeated="42"/>
          </chart:series>
          <chart:series chart:style-name="ch16" chart:values-cell-range-address="CommitsByAffiliation.J3:CommitsByAffiliation.J44" chart:label-cell-address="CommitsByAffiliation.J2:CommitsByAffiliation.J2" chart:class="chart:area">
            <chart:data-point chart:repeated="4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signed</text:p>
                <draw:g>
                  <svg:desc>CommitsByAffiliation.B2:CommitsByAffiliation.B2</svg:desc>
                </draw:g>
              </table:table-cell>
              <table:table-cell office:value-type="string">
                <text:p>CIB</text:p>
                <draw:g>
                  <svg:desc>CommitsByAffiliation.C2:CommitsByAffiliation.C2</svg:desc>
                </draw:g>
              </table:table-cell>
              <table:table-cell office:value-type="string">
                <text:p>Collabora</text:p>
                <draw:g>
                  <svg:desc>CommitsByAffiliation.D2:CommitsByAffiliation.D2</svg:desc>
                </draw:g>
              </table:table-cell>
              <table:table-cell office:value-type="string">
                <text:p>Ericsson</text:p>
                <draw:g>
                  <svg:desc>CommitsByAffiliation.E2:CommitsByAffiliation.E2</svg:desc>
                </draw:g>
              </table:table-cell>
              <table:table-cell office:value-type="string">
                <text:p>Munich</text:p>
                <draw:g>
                  <svg:desc>CommitsByAffiliation.F2:CommitsByAffiliation.F2</svg:desc>
                </draw:g>
              </table:table-cell>
              <table:table-cell office:value-type="string">
                <text:p>Nou &amp; Off</text:p>
                <draw:g>
                  <svg:desc>CommitsByAffiliation.G2:CommitsByAffiliation.G2</svg:desc>
                </draw:g>
              </table:table-cell>
              <table:table-cell office:value-type="string">
                <text:p>RedHat</text:p>
                <draw:g>
                  <svg:desc>CommitsByAffiliation.H2:CommitsByAffiliation.H2</svg:desc>
                </draw:g>
              </table:table-cell>
              <table:table-cell office:value-type="string">
                <text:p>SUSE</text:p>
                <draw:g>
                  <svg:desc>CommitsByAffiliation.I2:CommitsByAffiliation.I2</svg:desc>
                </draw:g>
              </table:table-cell>
              <table:table-cell office:value-type="string">
                <text:p>TDF</text:p>
                <draw:g>
                  <svg:desc>CommitsByAffiliation.J2:CommitsByAffiliation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3-01-01</text:p>
                <draw:g>
                  <svg:desc>CommitsByAffiliation.A3:CommitsByAffiliation.A44</svg:desc>
                </draw:g>
              </table:table-cell>
              <table:table-cell office:value-type="float" office:value="NaN">
                <text:p>NaN</text:p>
                <draw:g>
                  <svg:desc>CommitsByAffiliation.B3:CommitsByAffiliation.B44</svg:desc>
                </draw:g>
              </table:table-cell>
              <table:table-cell office:value-type="float" office:value="NaN">
                <text:p>NaN</text:p>
                <draw:g>
                  <svg:desc>CommitsByAffiliation.C3:CommitsByAffiliation.C44</svg:desc>
                </draw:g>
              </table:table-cell>
              <table:table-cell office:value-type="float" office:value="NaN">
                <text:p>NaN</text:p>
                <draw:g>
                  <svg:desc>CommitsByAffiliation.D3:CommitsByAffiliation.D44</svg:desc>
                </draw:g>
              </table:table-cell>
              <table:table-cell office:value-type="float" office:value="NaN">
                <text:p>NaN</text:p>
                <draw:g>
                  <svg:desc>CommitsByAffiliation.E3:CommitsByAffiliation.E44</svg:desc>
                </draw:g>
              </table:table-cell>
              <table:table-cell office:value-type="float" office:value="NaN">
                <text:p>NaN</text:p>
                <draw:g>
                  <svg:desc>CommitsByAffiliation.F3:CommitsByAffiliation.F44</svg:desc>
                </draw:g>
              </table:table-cell>
              <table:table-cell office:value-type="float" office:value="NaN">
                <text:p>NaN</text:p>
                <draw:g>
                  <svg:desc>CommitsByAffiliation.G3:CommitsByAffiliation.G44</svg:desc>
                </draw:g>
              </table:table-cell>
              <table:table-cell office:value-type="float" office:value="NaN">
                <text:p>NaN</text:p>
                <draw:g>
                  <svg:desc>CommitsByAffiliation.H3:CommitsByAffiliation.H44</svg:desc>
                </draw:g>
              </table:table-cell>
              <table:table-cell office:value-type="float" office:value="7">
                <text:p>7</text:p>
                <draw:g>
                  <svg:desc>CommitsByAffiliation.I3:CommitsByAffiliation.I44</svg:desc>
                </draw:g>
              </table:table-cell>
              <table:table-cell office:value-type="float" office:value="NaN">
                <text:p>NaN</text:p>
                <draw:g>
                  <svg:desc>CommitsByAffiliation.J3:CommitsByAffiliation.J44</svg:desc>
                </draw:g>
              </table:table-cell>
            </table:table-row>
            <table:table-row>
              <table:table-cell office:value-type="string">
                <text:p>2013-02-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3-03-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3-04-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3-05-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3-06-01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3-07-01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-08-01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3-09-01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3-10-01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3-11-01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3-12-01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4-01-0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4-02-01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4-03-01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4-04-0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4-05-01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4-06-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4-07-0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4-09-01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4-10-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4-11-0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5-01-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5-03-01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5-04-0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5-05-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5-06-0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5-09-0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5-11-01</text:p>
              </table:table-cell>
              <table:table-cell office:value-type="float" office:value="61">
                <text:p>6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5-12-01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01-01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6-02-0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6-03-01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6-04-01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6-05-0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6-06-0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6-07-0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6-08-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09-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11-0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6-12-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7-01-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5.295cm" svg:height="9.866cm" xlink:href=".." xlink:type="simple" chart:class="chart:area" chart:style-name="ch1">
        <chart:title svg:x="13.516cm" svg:y="0.333cm" chart:style-name="ch2">
          <text:p>DevOps: Committers by affiliation vs. time.</text:p>
        </chart:title>
        <chart:legend chart:legend-position="end" svg:x="33.085cm" svg:y="2.642cm" style:legend-expansion="high" chart:style-name="ch3"/>
        <chart:plot-area chart:style-name="ch4" table:cell-range-address="CommitersByAffiliation.A2:CommitersByAffiliation.J44" chart:data-source-has-labels="both" svg:x="0.705cm" svg:y="1.309cm" svg:width="31.675cm" svg:height="8.36cm">
          <chartooo:coordinate-region svg:x="1.552cm" svg:y="1.309cm" svg:width="30.195cm" svg:height="6.433cm"/>
          <chart:axis chart:dimension="x" chart:name="primary-x" chart:style-name="ch5" chartooo:axis-type="auto">
            <chartooo:date-scale/>
            <chart:categories table:cell-range-address="CommitersByAffiliation.A3:CommitersByAffiliation.A4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mmitersByAffiliation.B3:CommitersByAffiliation.B44" chart:label-cell-address="CommitersByAffiliation.B2:CommitersByAffiliation.B2" chart:class="chart:area">
            <chart:data-point chart:repeated="42"/>
          </chart:series>
          <chart:series chart:style-name="ch8" chart:values-cell-range-address="CommitersByAffiliation.C3:CommitersByAffiliation.C44" chart:label-cell-address="CommitersByAffiliation.C2:CommitersByAffiliation.C2" chart:class="chart:area">
            <chart:data-point chart:repeated="42"/>
          </chart:series>
          <chart:series chart:style-name="ch9" chart:values-cell-range-address="CommitersByAffiliation.D3:CommitersByAffiliation.D44" chart:label-cell-address="CommitersByAffiliation.D2:CommitersByAffiliation.D2" chart:class="chart:area">
            <chart:data-point chart:repeated="42"/>
          </chart:series>
          <chart:series chart:style-name="ch10" chart:values-cell-range-address="CommitersByAffiliation.E3:CommitersByAffiliation.E44" chart:label-cell-address="CommitersByAffiliation.E2:CommitersByAffiliation.E2" chart:class="chart:area">
            <chart:data-point chart:repeated="42"/>
          </chart:series>
          <chart:series chart:style-name="ch11" chart:values-cell-range-address="CommitersByAffiliation.F3:CommitersByAffiliation.F44" chart:label-cell-address="CommitersByAffiliation.F2:CommitersByAffiliation.F2" chart:class="chart:area">
            <chart:data-point chart:repeated="42"/>
          </chart:series>
          <chart:series chart:style-name="ch12" chart:values-cell-range-address="CommitersByAffiliation.G3:CommitersByAffiliation.G44" chart:label-cell-address="CommitersByAffiliation.G2:CommitersByAffiliation.G2" chart:class="chart:area">
            <chart:data-point chart:repeated="42"/>
          </chart:series>
          <chart:series chart:style-name="ch13" chart:values-cell-range-address="CommitersByAffiliation.H3:CommitersByAffiliation.H44" chart:label-cell-address="CommitersByAffiliation.H2:CommitersByAffiliation.H2" chart:class="chart:area">
            <chart:data-point chart:repeated="42"/>
          </chart:series>
          <chart:series chart:style-name="ch14" chart:values-cell-range-address="CommitersByAffiliation.I3:CommitersByAffiliation.I44" chart:label-cell-address="CommitersByAffiliation.I2:CommitersByAffiliation.I2" chart:class="chart:area">
            <chart:data-point chart:repeated="42"/>
          </chart:series>
          <chart:series chart:style-name="ch15" chart:values-cell-range-address="CommitersByAffiliation.J3:CommitersByAffiliation.J44" chart:label-cell-address="CommitersByAffiliation.J2:CommitersByAffiliation.J2" chart:class="chart:area">
            <chart:data-point chart:repeated="4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signed</text:p>
                <draw:g>
                  <svg:desc>CommitersByAffiliation.B2:CommitersByAffiliation.B2</svg:desc>
                </draw:g>
              </table:table-cell>
              <table:table-cell office:value-type="string">
                <text:p>CIB</text:p>
                <draw:g>
                  <svg:desc>CommitersByAffiliation.C2:CommitersByAffiliation.C2</svg:desc>
                </draw:g>
              </table:table-cell>
              <table:table-cell office:value-type="string">
                <text:p>Collabora</text:p>
                <draw:g>
                  <svg:desc>CommitersByAffiliation.D2:CommitersByAffiliation.D2</svg:desc>
                </draw:g>
              </table:table-cell>
              <table:table-cell office:value-type="string">
                <text:p>Ericsson</text:p>
                <draw:g>
                  <svg:desc>CommitersByAffiliation.E2:CommitersByAffiliation.E2</svg:desc>
                </draw:g>
              </table:table-cell>
              <table:table-cell office:value-type="string">
                <text:p>Munich</text:p>
                <draw:g>
                  <svg:desc>CommitersByAffiliation.F2:CommitersByAffiliation.F2</svg:desc>
                </draw:g>
              </table:table-cell>
              <table:table-cell office:value-type="string">
                <text:p>Nou &amp; Off</text:p>
                <draw:g>
                  <svg:desc>CommitersByAffiliation.G2:CommitersByAffiliation.G2</svg:desc>
                </draw:g>
              </table:table-cell>
              <table:table-cell office:value-type="string">
                <text:p>RedHat</text:p>
                <draw:g>
                  <svg:desc>CommitersByAffiliation.H2:CommitersByAffiliation.H2</svg:desc>
                </draw:g>
              </table:table-cell>
              <table:table-cell office:value-type="string">
                <text:p>SUSE</text:p>
                <draw:g>
                  <svg:desc>CommitersByAffiliation.I2:CommitersByAffiliation.I2</svg:desc>
                </draw:g>
              </table:table-cell>
              <table:table-cell office:value-type="string">
                <text:p>TDF</text:p>
                <draw:g>
                  <svg:desc>CommitersByAffiliation.J2:CommitersByAffiliation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3-01-01</text:p>
                <draw:g>
                  <svg:desc>CommitersByAffiliation.A3:CommitersByAffiliation.A44</svg:desc>
                </draw:g>
              </table:table-cell>
              <table:table-cell office:value-type="float" office:value="NaN">
                <text:p>NaN</text:p>
                <draw:g>
                  <svg:desc>CommitersByAffiliation.B3:CommitersByAffiliation.B44</svg:desc>
                </draw:g>
              </table:table-cell>
              <table:table-cell office:value-type="float" office:value="NaN">
                <text:p>NaN</text:p>
                <draw:g>
                  <svg:desc>CommitersByAffiliation.C3:CommitersByAffiliation.C44</svg:desc>
                </draw:g>
              </table:table-cell>
              <table:table-cell office:value-type="float" office:value="NaN">
                <text:p>NaN</text:p>
                <draw:g>
                  <svg:desc>CommitersByAffiliation.D3:CommitersByAffiliation.D44</svg:desc>
                </draw:g>
              </table:table-cell>
              <table:table-cell office:value-type="float" office:value="NaN">
                <text:p>NaN</text:p>
                <draw:g>
                  <svg:desc>CommitersByAffiliation.E3:CommitersByAffiliation.E44</svg:desc>
                </draw:g>
              </table:table-cell>
              <table:table-cell office:value-type="float" office:value="NaN">
                <text:p>NaN</text:p>
                <draw:g>
                  <svg:desc>CommitersByAffiliation.F3:CommitersByAffiliation.F44</svg:desc>
                </draw:g>
              </table:table-cell>
              <table:table-cell office:value-type="float" office:value="NaN">
                <text:p>NaN</text:p>
                <draw:g>
                  <svg:desc>CommitersByAffiliation.G3:CommitersByAffiliation.G44</svg:desc>
                </draw:g>
              </table:table-cell>
              <table:table-cell office:value-type="float" office:value="NaN">
                <text:p>NaN</text:p>
                <draw:g>
                  <svg:desc>CommitersByAffiliation.H3:CommitersByAffiliation.H44</svg:desc>
                </draw:g>
              </table:table-cell>
              <table:table-cell office:value-type="float" office:value="2">
                <text:p>2</text:p>
                <draw:g>
                  <svg:desc>CommitersByAffiliation.I3:CommitersByAffiliation.I44</svg:desc>
                </draw:g>
              </table:table-cell>
              <table:table-cell office:value-type="float" office:value="NaN">
                <text:p>NaN</text:p>
                <draw:g>
                  <svg:desc>CommitersByAffiliation.J3:CommitersByAffiliation.J44</svg:desc>
                </draw:g>
              </table:table-cell>
            </table:table-row>
            <table:table-row>
              <table:table-cell office:value-type="string">
                <text:p>2013-02-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3-03-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3-04-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3-05-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3-06-0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-07-0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-08-0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3-09-0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3-10-0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3-11-0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3-12-0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4-01-0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4-02-0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4-03-0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4-04-0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4-05-0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4-06-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4-07-0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4-09-0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4-10-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4-11-0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5-01-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5-03-0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5-04-0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5-05-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5-06-0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5-09-0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5-11-0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5-12-0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01-0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6-02-0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6-03-0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6-04-0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6-05-0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6-06-0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6-07-0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6-08-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09-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11-0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6-12-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7-01-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234cm" svg:height="11.386cm" xlink:href=".." xlink:type="simple" chart:class="chart:circle" chart:style-name="ch1">
        <chart:legend chart:legend-position="end" svg:x="18.024cm" svg:y="3.9cm" style:legend-expansion="high" chart:style-name="ch2"/>
        <chart:plot-area chart:style-name="ch3" table:cell-range-address="CommitersByAffiliation.B2:CommitersByAffiliation.H2 CommitersByAffiliation.B42:CommitersByAffiliation.H42" chart:data-source-has-labels="row" svg:x="0.404cm" svg:y="0.227cm" svg:width="17.216cm" svg:height="10.932cm">
          <chartooo:coordinate-region svg:x="3.546cm" svg:y="0.228cm" svg:width="10.931cm" svg:height="10.931cm"/>
          <chart:axis chart:dimension="x" chart:name="primary-x" chart:style-name="ch4" chartooo:axis-type="auto">
            <chartooo:date-scale/>
            <chart:categories table:cell-range-address="CommitersByAffiliation.B2:CommitersByAffiliation.H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mmitersByAffiliation.B42:CommitersByAffiliation.H4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signed</text:p>
                <draw:g>
                  <svg:desc>CommitersByAffiliation.B2:CommitersByAffiliation.H2</svg:desc>
                </draw:g>
              </table:table-cell>
              <table:table-cell office:value-type="string">
                <text:p>CIB</text:p>
              </table:table-cell>
              <table:table-cell office:value-type="string">
                <text:p>Collabora</text:p>
              </table:table-cell>
              <table:table-cell office:value-type="string">
                <text:p>Ericsson</text:p>
              </table:table-cell>
              <table:table-cell office:value-type="string">
                <text:p>Munich</text:p>
              </table:table-cell>
              <table:table-cell office:value-type="string">
                <text:p>Nou &amp; Off</text:p>
              </table:table-cell>
              <table:table-cell office:value-type="string">
                <text:p>RedHat</text:p>
              </table:table-cell>
            </table:table-row>
          </table:table-header-rows>
          <table:table-rows>
            <table:table-row>
              <table:table-cell office:value-type="string">
                <text:p>Row 42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CommitersByAffiliation.B42:CommitersByAffiliation.H4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055cm" svg:height="12.41cm" xlink:href=".." xlink:type="simple" chart:class="chart:circle" chart:style-name="ch1">
        <chart:legend chart:legend-position="end" svg:x="19.871cm" svg:y="4.412cm" style:legend-expansion="high" chart:style-name="ch2"/>
        <chart:plot-area chart:style-name="ch3" table:cell-range-address="CommitsByAffiliation.B2:CommitsByAffiliation.H2 CommitsByAffiliation.B42:CommitsByAffiliation.H42" chart:data-source-has-labels="row" svg:x="0.441cm" svg:y="0.248cm" svg:width="18.989cm" svg:height="11.914cm">
          <chartooo:coordinate-region svg:x="3.979cm" svg:y="0.249cm" svg:width="11.913cm" svg:height="11.913cm"/>
          <chart:axis chart:dimension="x" chart:name="primary-x" chart:style-name="ch4" chartooo:axis-type="auto">
            <chartooo:date-scale/>
            <chart:categories table:cell-range-address="CommitsByAffiliation.B2:CommitsByAffiliation.H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mmitsByAffiliation.B42:CommitsByAffiliation.H4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signed</text:p>
                <draw:g>
                  <svg:desc>CommitsByAffiliation.B2:CommitsByAffiliation.H2</svg:desc>
                </draw:g>
              </table:table-cell>
              <table:table-cell office:value-type="string">
                <text:p>CIB</text:p>
              </table:table-cell>
              <table:table-cell office:value-type="string">
                <text:p>Collabora</text:p>
              </table:table-cell>
              <table:table-cell office:value-type="string">
                <text:p>Ericsson</text:p>
              </table:table-cell>
              <table:table-cell office:value-type="string">
                <text:p>Munich</text:p>
              </table:table-cell>
              <table:table-cell office:value-type="string">
                <text:p>RedHat</text:p>
              </table:table-cell>
              <table:table-cell office:value-type="string">
                <text:p>SUSE</text:p>
              </table:table-cell>
            </table:table-row>
          </table:table-header-rows>
          <table:table-rows>
            <table:table-row>
              <table:table-cell office:value-type="string">
                <text:p>Row 42</text:p>
                <draw:g>
                  <svg:desc/>
                </draw:g>
              </table:table-cell>
              <table:table-cell office:value-type="float" office:value="491">
                <text:p>491</text:p>
                <draw:g>
                  <svg:desc>CommitsByAffiliation.B42:CommitsByAffiliation.H42</svg:desc>
                </draw:g>
              </table:table-cell>
              <table:table-cell office:value-type="float" office:value="28">
                <text:p>28</text:p>
              </table:table-cell>
              <table:table-cell office:value-type="float" office:value="45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2">
                <text:p>6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